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11. Utgående moms 12%">
        <table:table-row>
          <table:table-cell office:value-type="string">
            <text:p>name</text:p>
          </table:table-cell>
          <table:table-cell office:value-type="string">
            <text:p>date</text:p>
          </table:table-cell>
          <table:table-cell office:value-type="string">
            <text:p>move</text:p>
          </table:table-cell>
          <table:table-cell office:value-type="string">
            <text:p>period</text:p>
          </table:table-cell>
          <table:table-cell office:value-type="string">
            <text:p>company</text:p>
          </table:table-cell>
          <table:table-cell office:value-type="string">
            <text:p>account</text:p>
          </table:table-cell>
          <table:table-cell office:value-type="string">
            <text:p>tax</text:p>
          </table:table-cell>
          <table:table-cell office:value-type="string">
            <text:p>debit</text:p>
          </table:table-cell>
          <table:table-cell office:value-type="string">
            <text:p>kredit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30</text:p>
          </table:table-cell>
          <table:table-cell office:value-type="string">
            <text:p>104039</text:p>
          </table:table-cell>
          <table:table-cell office:value-type="string">
            <text:p>10/2018</text:p>
          </table:table-cell>
          <table:table-cell office:value-type="string">
            <text:p>Natural Body i Anderstorp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30</text:p>
          </table:table-cell>
          <table:table-cell office:value-type="string">
            <text:p>104036</text:p>
          </table:table-cell>
          <table:table-cell office:value-type="string">
            <text:p>10/2018</text:p>
          </table:table-cell>
          <table:table-cell office:value-type="string">
            <text:p>Art by F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05.72" office:value-type="float">
            <text:p>105.7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30</text:p>
          </table:table-cell>
          <table:table-cell office:value-type="string">
            <text:p>104031</text:p>
          </table:table-cell>
          <table:table-cell office:value-type="string">
            <text:p>10/2018</text:p>
          </table:table-cell>
          <table:table-cell office:value-type="string">
            <text:p>Institut Marguerite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30</text:p>
          </table:table-cell>
          <table:table-cell office:value-type="string">
            <text:p>104013</text:p>
          </table:table-cell>
          <table:table-cell office:value-type="string">
            <text:p>10/2018</text:p>
          </table:table-cell>
          <table:table-cell office:value-type="string">
            <text:p>Grön Skönhet Varberg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70.48" office:value-type="float">
            <text:p>70.48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9</text:p>
          </table:table-cell>
          <table:table-cell office:value-type="string">
            <text:p>104007</text:p>
          </table:table-cell>
          <table:table-cell office:value-type="string">
            <text:p>10/2018</text:p>
          </table:table-cell>
          <table:table-cell office:value-type="string">
            <text:p>C Fötter &amp; Consult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9</text:p>
          </table:table-cell>
          <table:table-cell office:value-type="string">
            <text:p>103963</text:p>
          </table:table-cell>
          <table:table-cell office:value-type="string">
            <text:p>10/2018</text:p>
          </table:table-cell>
          <table:table-cell office:value-type="string">
            <text:p>Spataget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9</text:p>
          </table:table-cell>
          <table:table-cell office:value-type="string">
            <text:p>103957</text:p>
          </table:table-cell>
          <table:table-cell office:value-type="string">
            <text:p>10/2018</text:p>
          </table:table-cell>
          <table:table-cell office:value-type="string">
            <text:p>Hälsooasen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6</text:p>
          </table:table-cell>
          <table:table-cell office:value-type="string">
            <text:p>103956</text:p>
          </table:table-cell>
          <table:table-cell office:value-type="string">
            <text:p>10/2018</text:p>
          </table:table-cell>
          <table:table-cell office:value-type="string">
            <text:p>Hälsofix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52.86" office:value-type="float">
            <text:p>52.86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6</text:p>
          </table:table-cell>
          <table:table-cell office:value-type="string">
            <text:p>103949</text:p>
          </table:table-cell>
          <table:table-cell office:value-type="string">
            <text:p>10/2018</text:p>
          </table:table-cell>
          <table:table-cell office:value-type="string">
            <text:p>Saras Ekospa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6</text:p>
          </table:table-cell>
          <table:table-cell office:value-type="string">
            <text:p>103927</text:p>
          </table:table-cell>
          <table:table-cell office:value-type="string">
            <text:p>10/2018</text:p>
          </table:table-cell>
          <table:table-cell office:value-type="string">
            <text:p>Persson, Alexandra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5</text:p>
          </table:table-cell>
          <table:table-cell office:value-type="string">
            <text:p>103895</text:p>
          </table:table-cell>
          <table:table-cell office:value-type="string">
            <text:p>10/2018</text:p>
          </table:table-cell>
          <table:table-cell office:value-type="string">
            <text:p>Naturlig Skönhet Ekologisk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5</text:p>
          </table:table-cell>
          <table:table-cell office:value-type="string">
            <text:p>103880</text:p>
          </table:table-cell>
          <table:table-cell office:value-type="string">
            <text:p>10/2018</text:p>
          </table:table-cell>
          <table:table-cell office:value-type="string">
            <text:p>R.S Invest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52.86" office:value-type="float">
            <text:p>52.86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5</text:p>
          </table:table-cell>
          <table:table-cell office:value-type="string">
            <text:p>103874</text:p>
          </table:table-cell>
          <table:table-cell office:value-type="string">
            <text:p>10/2018</text:p>
          </table:table-cell>
          <table:table-cell office:value-type="string">
            <text:p>Skincity Sweden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61.94" office:value-type="float">
            <text:p>1761.9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4</text:p>
          </table:table-cell>
          <table:table-cell office:value-type="string">
            <text:p>103835</text:p>
          </table:table-cell>
          <table:table-cell office:value-type="string">
            <text:p>10/2018</text:p>
          </table:table-cell>
          <table:table-cell office:value-type="string">
            <text:p>Novella Ekologisk Hudvård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3</text:p>
          </table:table-cell>
          <table:table-cell office:value-type="string">
            <text:p>103801</text:p>
          </table:table-cell>
          <table:table-cell office:value-type="string">
            <text:p>10/2018</text:p>
          </table:table-cell>
          <table:table-cell office:value-type="string">
            <text:p>Klockargården Hotell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3</text:p>
          </table:table-cell>
          <table:table-cell office:value-type="string">
            <text:p>103777</text:p>
          </table:table-cell>
          <table:table-cell office:value-type="string">
            <text:p>10/2018</text:p>
          </table:table-cell>
          <table:table-cell office:value-type="string">
            <text:p>Stylingstudion i Karlskrona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52.86" office:value-type="float">
            <text:p>52.86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3</text:p>
          </table:table-cell>
          <table:table-cell office:value-type="string">
            <text:p>103770</text:p>
          </table:table-cell>
          <table:table-cell office:value-type="string">
            <text:p>10/2018</text:p>
          </table:table-cell>
          <table:table-cell office:value-type="string">
            <text:p>Piggabutiken AB/Tranås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40.95" office:value-type="float">
            <text:p>140.95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3</text:p>
          </table:table-cell>
          <table:table-cell office:value-type="string">
            <text:p>103752</text:p>
          </table:table-cell>
          <table:table-cell office:value-type="string">
            <text:p>10/2018</text:p>
          </table:table-cell>
          <table:table-cell office:value-type="string">
            <text:p>Holland &amp; Barrett Sweden AB/ Asecs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3</text:p>
          </table:table-cell>
          <table:table-cell office:value-type="string">
            <text:p>103751</text:p>
          </table:table-cell>
          <table:table-cell office:value-type="string">
            <text:p>10/2018</text:p>
          </table:table-cell>
          <table:table-cell office:value-type="string">
            <text:p>Derma Holistica Marie Elnertz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3</text:p>
          </table:table-cell>
          <table:table-cell office:value-type="string">
            <text:p>103740</text:p>
          </table:table-cell>
          <table:table-cell office:value-type="string">
            <text:p>10/2018</text:p>
          </table:table-cell>
          <table:table-cell office:value-type="string">
            <text:p>Rum för hälsa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22</text:p>
          </table:table-cell>
          <table:table-cell office:value-type="string">
            <text:p>103689</text:p>
          </table:table-cell>
          <table:table-cell office:value-type="string">
            <text:p>10/2018</text:p>
          </table:table-cell>
          <table:table-cell office:value-type="string">
            <text:p>Barnmorskehuset i Väst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70.48" office:value-type="float">
            <text:p>70.48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7</text:p>
          </table:table-cell>
          <table:table-cell office:value-type="string">
            <text:p>103592</text:p>
          </table:table-cell>
          <table:table-cell office:value-type="string">
            <text:p>10/2018</text:p>
          </table:table-cell>
          <table:table-cell office:value-type="string">
            <text:p>Natural Body i Anderstorp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88.1" office:value-type="float">
            <text:p>88.1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7</text:p>
          </table:table-cell>
          <table:table-cell office:value-type="string">
            <text:p>103587</text:p>
          </table:table-cell>
          <table:table-cell office:value-type="string">
            <text:p>10/2018</text:p>
          </table:table-cell>
          <table:table-cell office:value-type="string">
            <text:p>Hud i Balans - Ystad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52.86" office:value-type="float">
            <text:p>52.86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7</text:p>
          </table:table-cell>
          <table:table-cell office:value-type="string">
            <text:p>103574</text:p>
          </table:table-cell>
          <table:table-cell office:value-type="string">
            <text:p>10/2018</text:p>
          </table:table-cell>
          <table:table-cell office:value-type="string">
            <text:p>Maritas Lugna Vrå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6</text:p>
          </table:table-cell>
          <table:table-cell office:value-type="string">
            <text:p>103541</text:p>
          </table:table-cell>
          <table:table-cell office:value-type="string">
            <text:p>10/2018</text:p>
          </table:table-cell>
          <table:table-cell office:value-type="string">
            <text:p>Frigöra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6</text:p>
          </table:table-cell>
          <table:table-cell office:value-type="string">
            <text:p>103533</text:p>
          </table:table-cell>
          <table:table-cell office:value-type="string">
            <text:p>10/2018</text:p>
          </table:table-cell>
          <table:table-cell office:value-type="string">
            <text:p>Petra Larsson/ Personalbeställning Scandic Skogshöjd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6</text:p>
          </table:table-cell>
          <table:table-cell office:value-type="string">
            <text:p>103504</text:p>
          </table:table-cell>
          <table:table-cell office:value-type="string">
            <text:p>10/2018</text:p>
          </table:table-cell>
          <table:table-cell office:value-type="string">
            <text:p>Warmbolds Gröna Hälsobod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6</text:p>
          </table:table-cell>
          <table:table-cell office:value-type="string">
            <text:p>103501</text:p>
          </table:table-cell>
          <table:table-cell office:value-type="string">
            <text:p>10/2018</text:p>
          </table:table-cell>
          <table:table-cell office:value-type="string">
            <text:p>Hela Mig Kaxholmen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6</text:p>
          </table:table-cell>
          <table:table-cell office:value-type="string">
            <text:p>103492</text:p>
          </table:table-cell>
          <table:table-cell office:value-type="string">
            <text:p>10/2018</text:p>
          </table:table-cell>
          <table:table-cell office:value-type="string">
            <text:p>Torggatans lilla salong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05.72" office:value-type="float">
            <text:p>105.7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5</text:p>
          </table:table-cell>
          <table:table-cell office:value-type="string">
            <text:p>103448</text:p>
          </table:table-cell>
          <table:table-cell office:value-type="string">
            <text:p>10/2018</text:p>
          </table:table-cell>
          <table:table-cell office:value-type="string">
            <text:p>K.L. Massage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5</text:p>
          </table:table-cell>
          <table:table-cell office:value-type="string">
            <text:p>103429</text:p>
          </table:table-cell>
          <table:table-cell office:value-type="string">
            <text:p>10/2018</text:p>
          </table:table-cell>
          <table:table-cell office:value-type="string">
            <text:p>BERGSTRÖM,JAYA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2</text:p>
          </table:table-cell>
          <table:table-cell office:value-type="string">
            <text:p>103395</text:p>
          </table:table-cell>
          <table:table-cell office:value-type="string">
            <text:p>10/2018</text:p>
          </table:table-cell>
          <table:table-cell office:value-type="string">
            <text:p>EKSTRÖM, HELENA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52.86" office:value-type="float">
            <text:p>52.86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1</text:p>
          </table:table-cell>
          <table:table-cell office:value-type="string">
            <text:p>103372</text:p>
          </table:table-cell>
          <table:table-cell office:value-type="string">
            <text:p>10/2018</text:p>
          </table:table-cell>
          <table:table-cell office:value-type="string">
            <text:p>Lyko Online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951.45" office:value-type="float">
            <text:p>951.45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1</text:p>
          </table:table-cell>
          <table:table-cell office:value-type="string">
            <text:p>103339</text:p>
          </table:table-cell>
          <table:table-cell office:value-type="string">
            <text:p>10/2018</text:p>
          </table:table-cell>
          <table:table-cell office:value-type="string">
            <text:p>Thermal Classic Spa &amp; Hälsocenter i Trollhättan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1</text:p>
          </table:table-cell>
          <table:table-cell office:value-type="string">
            <text:p>103326</text:p>
          </table:table-cell>
          <table:table-cell office:value-type="string">
            <text:p>10/2018</text:p>
          </table:table-cell>
          <table:table-cell office:value-type="string">
            <text:p>Hälsomixen Ingless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05.72" office:value-type="float">
            <text:p>105.7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0</text:p>
          </table:table-cell>
          <table:table-cell office:value-type="string">
            <text:p>103311</text:p>
          </table:table-cell>
          <table:table-cell office:value-type="string">
            <text:p>10/2018</text:p>
          </table:table-cell>
          <table:table-cell office:value-type="string">
            <text:p>Salong Ludmila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10</text:p>
          </table:table-cell>
          <table:table-cell office:value-type="string">
            <text:p>103272</text:p>
          </table:table-cell>
          <table:table-cell office:value-type="string">
            <text:p>10/2018</text:p>
          </table:table-cell>
          <table:table-cell office:value-type="string">
            <text:p>Bangerhead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05.72" office:value-type="float">
            <text:p>105.7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9</text:p>
          </table:table-cell>
          <table:table-cell office:value-type="string">
            <text:p>103239</text:p>
          </table:table-cell>
          <table:table-cell office:value-type="string">
            <text:p>10/2018</text:p>
          </table:table-cell>
          <table:table-cell office:value-type="string">
            <text:p>Piggabutiken AB/Tranås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70.48" office:value-type="float">
            <text:p>70.48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9</text:p>
          </table:table-cell>
          <table:table-cell office:value-type="string">
            <text:p>103207</text:p>
          </table:table-cell>
          <table:table-cell office:value-type="string">
            <text:p>10/2018</text:p>
          </table:table-cell>
          <table:table-cell office:value-type="string">
            <text:p>Stay Natural ekologisk hudvård Stockholm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05.72" office:value-type="float">
            <text:p>105.7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8</text:p>
          </table:table-cell>
          <table:table-cell office:value-type="string">
            <text:p>103179</text:p>
          </table:table-cell>
          <table:table-cell office:value-type="string">
            <text:p>10/2018</text:p>
          </table:table-cell>
          <table:table-cell office:value-type="string">
            <text:p>KMARD Engineering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8</text:p>
          </table:table-cell>
          <table:table-cell office:value-type="string">
            <text:p>103177</text:p>
          </table:table-cell>
          <table:table-cell office:value-type="string">
            <text:p>10/2018</text:p>
          </table:table-cell>
          <table:table-cell office:value-type="string">
            <text:p>NILSSON, ANNELIE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8</text:p>
          </table:table-cell>
          <table:table-cell office:value-type="string">
            <text:p>103133</text:p>
          </table:table-cell>
          <table:table-cell office:value-type="string">
            <text:p>10/2018</text:p>
          </table:table-cell>
          <table:table-cell office:value-type="string">
            <text:p>Lyko Retail AB / Stockholm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52.86" office:value-type="float">
            <text:p>52.86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5</text:p>
          </table:table-cell>
          <table:table-cell office:value-type="string">
            <text:p>103075</text:p>
          </table:table-cell>
          <table:table-cell office:value-type="string">
            <text:p>10/2018</text:p>
          </table:table-cell>
          <table:table-cell office:value-type="string">
            <text:p>JORMESÄTER, SUSANNE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5</text:p>
          </table:table-cell>
          <table:table-cell office:value-type="string">
            <text:p>103057</text:p>
          </table:table-cell>
          <table:table-cell office:value-type="string">
            <text:p>10/2018</text:p>
          </table:table-cell>
          <table:table-cell office:value-type="string">
            <text:p>Grön Skönhet Varberg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40.95" office:value-type="float">
            <text:p>140.95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4</text:p>
          </table:table-cell>
          <table:table-cell office:value-type="string">
            <text:p>103041</text:p>
          </table:table-cell>
          <table:table-cell office:value-type="string">
            <text:p>10/2018</text:p>
          </table:table-cell>
          <table:table-cell office:value-type="string">
            <text:p>Lundborgkliniken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40.95" office:value-type="float">
            <text:p>140.95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4</text:p>
          </table:table-cell>
          <table:table-cell office:value-type="string">
            <text:p>103033</text:p>
          </table:table-cell>
          <table:table-cell office:value-type="string">
            <text:p>10/2018</text:p>
          </table:table-cell>
          <table:table-cell office:value-type="string">
            <text:p>Bangerhead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05.72" office:value-type="float">
            <text:p>105.7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4</text:p>
          </table:table-cell>
          <table:table-cell office:value-type="string">
            <text:p>102981</text:p>
          </table:table-cell>
          <table:table-cell office:value-type="string">
            <text:p>10/2018</text:p>
          </table:table-cell>
          <table:table-cell office:value-type="string">
            <text:p>ViaMia Kroppsbehandlingar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3</text:p>
          </table:table-cell>
          <table:table-cell office:value-type="string">
            <text:p>102974</text:p>
          </table:table-cell>
          <table:table-cell office:value-type="string">
            <text:p>10/2018</text:p>
          </table:table-cell>
          <table:table-cell office:value-type="string">
            <text:p>Tailwide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52.86" office:value-type="float">
            <text:p>52.86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3</text:p>
          </table:table-cell>
          <table:table-cell office:value-type="string">
            <text:p>102962</text:p>
          </table:table-cell>
          <table:table-cell office:value-type="string">
            <text:p>10/2018</text:p>
          </table:table-cell>
          <table:table-cell office:value-type="string">
            <text:p>Just Face i Helsingborg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3</text:p>
          </table:table-cell>
          <table:table-cell office:value-type="string">
            <text:p>102945</text:p>
          </table:table-cell>
          <table:table-cell office:value-type="string">
            <text:p>10/2018</text:p>
          </table:table-cell>
          <table:table-cell office:value-type="string">
            <text:p>Caj Wassholm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05.72" office:value-type="float">
            <text:p>105.7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2</text:p>
          </table:table-cell>
          <table:table-cell office:value-type="string">
            <text:p>102897</text:p>
          </table:table-cell>
          <table:table-cell office:value-type="string">
            <text:p>10/2018</text:p>
          </table:table-cell>
          <table:table-cell office:value-type="string">
            <text:p>Kärra Kroppsvård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17.62" office:value-type="float">
            <text:p>17.62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2</text:p>
          </table:table-cell>
          <table:table-cell office:value-type="string">
            <text:p>102874</text:p>
          </table:table-cell>
          <table:table-cell office:value-type="string">
            <text:p>10/2018</text:p>
          </table:table-cell>
          <table:table-cell office:value-type="string">
            <text:p>Studio Lilja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52.86" office:value-type="float">
            <text:p>52.86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2</text:p>
          </table:table-cell>
          <table:table-cell office:value-type="string">
            <text:p>102868</text:p>
          </table:table-cell>
          <table:table-cell office:value-type="string">
            <text:p>10/2018</text:p>
          </table:table-cell>
          <table:table-cell office:value-type="string">
            <text:p>Anette &amp; Maries Hudvård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88.1" office:value-type="float">
            <text:p>88.1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2</text:p>
          </table:table-cell>
          <table:table-cell office:value-type="string">
            <text:p>102852</text:p>
          </table:table-cell>
          <table:table-cell office:value-type="string">
            <text:p>10/2018</text:p>
          </table:table-cell>
          <table:table-cell office:value-type="string">
            <text:p>Dermanord – Svensk Hudvård AB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1</text:p>
          </table:table-cell>
          <table:table-cell office:value-type="string">
            <text:p>102834</text:p>
          </table:table-cell>
          <table:table-cell office:value-type="string">
            <text:p>10/2018</text:p>
          </table:table-cell>
          <table:table-cell office:value-type="string">
            <text:p>Hela din hälsa Friskvårdsterapeut i Getskär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1</text:p>
          </table:table-cell>
          <table:table-cell office:value-type="string">
            <text:p>102828</text:p>
          </table:table-cell>
          <table:table-cell office:value-type="string">
            <text:p>10/2018</text:p>
          </table:table-cell>
          <table:table-cell office:value-type="string">
            <text:p>Heladu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35.24" office:value-type="float">
            <text:p>35.24</text:p>
          </table:table-cell>
        </table:table-row>
        <table:table-row>
          <table:table-cell office:value-type="string">
            <text:p>Utgående moms på försäljning inom Sverige, 12%</text:p>
          </table:table-cell>
          <table:table-cell office:value-type="string">
            <text:p>2018-10-01</text:p>
          </table:table-cell>
          <table:table-cell office:value-type="string">
            <text:p>102799</text:p>
          </table:table-cell>
          <table:table-cell office:value-type="string">
            <text:p>10/2018</text:p>
          </table:table-cell>
          <table:table-cell office:value-type="string">
            <text:p>Sophie Organics</text:p>
          </table:table-cell>
          <table:table-cell office:value-type="string">
            <text:p>Utgående moms på försäljning inom Sverige, 12%</text:p>
          </table:table-cell>
          <table:table-cell office:value-type="string">
            <text:p>11. Utgående moms 12%</text:p>
          </table:table-cell>
          <table:table-cell office:value="0.0" office:value-type="float">
            <text:p/>
          </table:table-cell>
          <table:table-cell office:value="52.86" office:value-type="float">
            <text:p>52.86</text:p>
          </table:table-cell>
        </table:table-row>
      </table:table>
      <table:table table:name="35. Försäljning av varor till annat EU-land">
        <table:table-row>
          <table:table-cell office:value-type="string">
            <text:p>name</text:p>
          </table:table-cell>
          <table:table-cell office:value-type="string">
            <text:p>date</text:p>
          </table:table-cell>
          <table:table-cell office:value-type="string">
            <text:p>move</text:p>
          </table:table-cell>
          <table:table-cell office:value-type="string">
            <text:p>period</text:p>
          </table:table-cell>
          <table:table-cell office:value-type="string">
            <text:p>company</text:p>
          </table:table-cell>
          <table:table-cell office:value-type="string">
            <text:p>account</text:p>
          </table:table-cell>
          <table:table-cell office:value-type="string">
            <text:p>tax</text:p>
          </table:table-cell>
          <table:table-cell office:value-type="string">
            <text:p>debit</text:p>
          </table:table-cell>
          <table:table-cell office:value-type="string">
            <text:p>kredit</text:p>
          </table:table-cell>
        </table:table-row>
        <table:table-row>
          <table:table-cell office:value-type="string">
            <text:p>[1810-00004] 24/7 Set</text:p>
          </table:table-cell>
          <table:table-cell office:value-type="string">
            <text:p>2018-10-30</text:p>
          </table:table-cell>
          <table:table-cell office:value-type="string">
            <text:p>10405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939.68" office:value-type="float">
            <text:p>1939.68</text:p>
          </table:table-cell>
        </table:table-row>
        <table:table-row>
          <table:table-cell office:value-type="string">
            <text:p>[8018-00030] Foundation Glow Bright (30 ml, Glow Bright)</text:p>
          </table:table-cell>
          <table:table-cell office:value-type="string">
            <text:p>2018-10-30</text:p>
          </table:table-cell>
          <table:table-cell office:value-type="string">
            <text:p>104050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1013-00030] Neroli Freshener (30 ml)</text:p>
          </table:table-cell>
          <table:table-cell office:value-type="string">
            <text:p>2018-10-30</text:p>
          </table:table-cell>
          <table:table-cell office:value-type="string">
            <text:p>104050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2020-00050] Face Lotion Moist (50 ml)</text:p>
          </table:table-cell>
          <table:table-cell office:value-type="string">
            <text:p>2018-10-30</text:p>
          </table:table-cell>
          <table:table-cell office:value-type="string">
            <text:p>104050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2026-00050] Face Dream (50 ml)</text:p>
          </table:table-cell>
          <table:table-cell office:value-type="string">
            <text:p>2018-10-30</text:p>
          </table:table-cell>
          <table:table-cell office:value-type="string">
            <text:p>104050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1014-00030] Papaya Peeling (30 ml)</text:p>
          </table:table-cell>
          <table:table-cell office:value-type="string">
            <text:p>2018-10-30</text:p>
          </table:table-cell>
          <table:table-cell office:value-type="string">
            <text:p>104050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2029-00010] Face Balm More (10 ml)</text:p>
          </table:table-cell>
          <table:table-cell office:value-type="string">
            <text:p>2018-10-30</text:p>
          </table:table-cell>
          <table:table-cell office:value-type="string">
            <text:p>104050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9930-00002] Introductory Package (L, Hud/SPA)</text:p>
          </table:table-cell>
          <table:table-cell office:value-type="string">
            <text:p>2018-10-30</text:p>
          </table:table-cell>
          <table:table-cell office:value-type="string">
            <text:p>104047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3030-00500] Aroma Bath Relaxing (5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2.73" office:value-type="float">
            <text:p>122.73</text:p>
          </table:table-cell>
        </table:table-row>
        <table:table-row>
          <table:table-cell office:value-type="string">
            <text:p>[2028-00050] Face Cream Sensitive (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2.92" office:value-type="float">
            <text:p>322.92</text:p>
          </table:table-cell>
        </table:table-row>
        <table:table-row>
          <table:table-cell office:value-type="string">
            <text:p>[5010-00250] Aloe Vera Barbadensis (2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98.18" office:value-type="float">
            <text:p>98.18</text:p>
          </table:table-cell>
        </table:table-row>
        <table:table-row>
          <table:table-cell office:value-type="string">
            <text:p>[3062-00250] Hair &amp; Body Shampoo Beautiful (2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.64" office:value-type="float">
            <text:p>53.64</text:p>
          </table:table-cell>
        </table:table-row>
        <table:table-row>
          <table:table-cell office:value-type="string">
            <text:p>[1002-00250] Olive Cleansing (2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2.44" office:value-type="float">
            <text:p>82.44</text:p>
          </table:table-cell>
        </table:table-row>
        <table:table-row>
          <table:table-cell office:value-type="string">
            <text:p>[1030-00250] Pre-Cleansing Oil Gentle (2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2.73" office:value-type="float">
            <text:p>122.73</text:p>
          </table:table-cell>
        </table:table-row>
        <table:table-row>
          <table:table-cell office:value-type="string">
            <text:p>[4003-00200] Hair Conditioner Energy (2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1.64" office:value-type="float">
            <text:p>71.64</text:p>
          </table:table-cell>
        </table:table-row>
        <table:table-row>
          <table:table-cell office:value-type="string">
            <text:p>[3008-00500] Foot Cream (5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2.4" office:value-type="float">
            <text:p>122.4</text:p>
          </table:table-cell>
        </table:table-row>
        <table:table-row>
          <table:table-cell office:value-type="string">
            <text:p>[3003-00500] Royal Body Oil (5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4.55" office:value-type="float">
            <text:p>204.55</text:p>
          </table:table-cell>
        </table:table-row>
        <table:table-row>
          <table:table-cell office:value-type="string">
            <text:p>[1014-00030] Papaya Peeling (3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4.52" office:value-type="float">
            <text:p>74.52</text:p>
          </table:table-cell>
        </table:table-row>
        <table:table-row>
          <table:table-cell office:value-type="string">
            <text:p>[2086-00050] Serum Moist Intensive (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3.63" office:value-type="float">
            <text:p>163.63</text:p>
          </table:table-cell>
        </table:table-row>
        <table:table-row>
          <table:table-cell office:value-type="string">
            <text:p>[1019-00250] Blueberry Seed Mask (2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4.55" office:value-type="float">
            <text:p>204.55</text:p>
          </table:table-cell>
        </table:table-row>
        <table:table-row>
          <table:table-cell office:value-type="string">
            <text:p>[3066-00500] Shampoo Nettle (5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4.84" office:value-type="float">
            <text:p>114.84</text:p>
          </table:table-cell>
        </table:table-row>
        <table:table-row>
          <table:table-cell office:value-type="string">
            <text:p>[1001-00250] Cleansing Clay (2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7.64" office:value-type="float">
            <text:p>107.64</text:p>
          </table:table-cell>
        </table:table-row>
        <table:table-row>
          <table:table-cell office:value-type="string">
            <text:p>[9085-00010] MÅ Brown Paper Bag, 24x18x8 cm, 20-pack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5.45" office:value-type="float">
            <text:p>65.45</text:p>
          </table:table-cell>
        </table:table-row>
        <table:table-row>
          <table:table-cell office:value-type="string">
            <text:p>[1004-00250] Eye Makeup Remover (2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1.82" office:value-type="float">
            <text:p>81.82</text:p>
          </table:table-cell>
        </table:table-row>
        <table:table-row>
          <table:table-cell office:value-type="string">
            <text:p>[1810-00001] Luxurious Eye Set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30.56" office:value-type="float">
            <text:p>430.56</text:p>
          </table:table-cell>
        </table:table-row>
        <table:table-row>
          <table:table-cell office:value-type="string">
            <text:p>[2029-00050] Face Balm More (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53.84" office:value-type="float">
            <text:p>753.84</text:p>
          </table:table-cell>
        </table:table-row>
        <table:table-row>
          <table:table-cell office:value-type="string">
            <text:p>[2020-00100] Face Lotion Moist (1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7.64" office:value-type="float">
            <text:p>107.64</text:p>
          </table:table-cell>
        </table:table-row>
        <table:table-row>
          <table:table-cell office:value-type="string">
            <text:p>[1810-00004] 24/7 Set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969.84" office:value-type="float">
            <text:p>969.84</text:p>
          </table:table-cell>
        </table:table-row>
        <table:table-row>
          <table:table-cell office:value-type="string">
            <text:p>[2044-00100] Royal Facial Oil More (1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4.55" office:value-type="float">
            <text:p>204.55</text:p>
          </table:table-cell>
        </table:table-row>
        <table:table-row>
          <table:table-cell office:value-type="string">
            <text:p>[9093-00050] Test jar + cover 5 ml, 50-pack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3.64" office:value-type="float">
            <text:p>163.64</text:p>
          </table:table-cell>
        </table:table-row>
        <table:table-row>
          <table:table-cell office:value-type="string">
            <text:p>[2020-00050] Face Lotion Moist (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29.84" office:value-type="float">
            <text:p>429.84</text:p>
          </table:table-cell>
        </table:table-row>
        <table:table-row>
          <table:table-cell office:value-type="string">
            <text:p>[9006-02500] Pump for 500 ml Bottle (Black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.52" office:value-type="float">
            <text:p>20.52</text:p>
          </table:table-cell>
        </table:table-row>
        <table:table-row>
          <table:table-cell office:value-type="string">
            <text:p>[9005-02500] Pump for 250 ml Bottle (Black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.84" office:value-type="float">
            <text:p>6.84</text:p>
          </table:table-cell>
        </table:table-row>
        <table:table-row>
          <table:table-cell office:value-type="string">
            <text:p>[1002-00100] Olive Cleansing (1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8.2" office:value-type="float">
            <text:p>268.2</text:p>
          </table:table-cell>
        </table:table-row>
        <table:table-row>
          <table:table-cell office:value-type="string">
            <text:p>[1014-00200] Papaya Peeling (2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2.73" office:value-type="float">
            <text:p>122.73</text:p>
          </table:table-cell>
        </table:table-row>
        <table:table-row>
          <table:table-cell office:value-type="string">
            <text:p>[1005-00250] AHA 10% (2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4.55" office:value-type="float">
            <text:p>204.55</text:p>
          </table:table-cell>
        </table:table-row>
        <table:table-row>
          <table:table-cell office:value-type="string">
            <text:p>[1013-00125] Neroli Freshener (125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90.92" office:value-type="float">
            <text:p>790.92</text:p>
          </table:table-cell>
        </table:table-row>
        <table:table-row>
          <table:table-cell office:value-type="string">
            <text:p>[3029-00250] Massage Cream Face (2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4.55" office:value-type="float">
            <text:p>204.55</text:p>
          </table:table-cell>
        </table:table-row>
        <table:table-row>
          <table:table-cell office:value-type="string">
            <text:p>[1810-00002] Black Week Calendula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8.2" office:value-type="float">
            <text:p>268.2</text:p>
          </table:table-cell>
        </table:table-row>
        <table:table-row>
          <table:table-cell office:value-type="string">
            <text:p>[4007-00100] Moulding Cream (1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1.64" office:value-type="float">
            <text:p>71.64</text:p>
          </table:table-cell>
        </table:table-row>
        <table:table-row>
          <table:table-cell office:value-type="string">
            <text:p>[8018-00030] Foundation Glow Bright (30 ml, Glow Bright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45.84" office:value-type="float">
            <text:p>645.84</text:p>
          </table:table-cell>
        </table:table-row>
        <table:table-row>
          <table:table-cell office:value-type="string">
            <text:p>[4001-00200] Hair Conditioner (Liquorice) (2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1.64" office:value-type="float">
            <text:p>71.64</text:p>
          </table:table-cell>
        </table:table-row>
        <table:table-row>
          <table:table-cell office:value-type="string">
            <text:p>[1021-00050] Face Mask Spirulina (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9.64" office:value-type="float">
            <text:p>89.64</text:p>
          </table:table-cell>
        </table:table-row>
        <table:table-row>
          <table:table-cell office:value-type="string">
            <text:p>[3004-00500] Shower &amp; Bath Oil (5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98.18" office:value-type="float">
            <text:p>98.18</text:p>
          </table:table-cell>
        </table:table-row>
        <table:table-row>
          <table:table-cell office:value-type="string">
            <text:p>[2070-00050] Serum Hydro C 30% (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3.64" office:value-type="float">
            <text:p>163.64</text:p>
          </table:table-cell>
        </table:table-row>
        <table:table-row>
          <table:table-cell office:value-type="string">
            <text:p>[2026-00050] Face Dream (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45.84" office:value-type="float">
            <text:p>645.84</text:p>
          </table:table-cell>
        </table:table-row>
        <table:table-row>
          <table:table-cell office:value-type="string">
            <text:p>[2022-00030] Eye Cream (3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48.2" office:value-type="float">
            <text:p>448.2</text:p>
          </table:table-cell>
        </table:table-row>
        <table:table-row>
          <table:table-cell office:value-type="string">
            <text:p>[9000-00117] Brush (Face Mask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9.28" office:value-type="float">
            <text:p>179.28</text:p>
          </table:table-cell>
        </table:table-row>
        <table:table-row>
          <table:table-cell office:value-type="string">
            <text:p>[2025-00250] Face Lotion More (2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4.54" office:value-type="float">
            <text:p>204.54</text:p>
          </table:table-cell>
        </table:table-row>
        <table:table-row>
          <table:table-cell office:value-type="string">
            <text:p>[3010-00500] Body &amp; Massage Oil Natural (5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3.64" office:value-type="float">
            <text:p>73.64</text:p>
          </table:table-cell>
        </table:table-row>
        <table:table-row>
          <table:table-cell office:value-type="string">
            <text:p>[1004-00125] Eye Makeup Remover (125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8.2" office:value-type="float">
            <text:p>268.2</text:p>
          </table:table-cell>
        </table:table-row>
        <table:table-row>
          <table:table-cell office:value-type="string">
            <text:p>[1001-00100] Cleansing Clay (1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04.2" office:value-type="float">
            <text:p>304.2</text:p>
          </table:table-cell>
        </table:table-row>
        <table:table-row>
          <table:table-cell office:value-type="string">
            <text:p>[2026-00100] Face Dream (1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1.64" office:value-type="float">
            <text:p>161.64</text:p>
          </table:table-cell>
        </table:table-row>
        <table:table-row>
          <table:table-cell office:value-type="string">
            <text:p>[1014-00100] Papaya Peeling (10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94.64" office:value-type="float">
            <text:p>494.64</text:p>
          </table:table-cell>
        </table:table-row>
        <table:table-row>
          <table:table-cell office:value-type="string">
            <text:p>[1015-00250] AHA &amp; Jojoba Peeling (250 ml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2.73" office:value-type="float">
            <text:p>122.73</text:p>
          </table:table-cell>
        </table:table-row>
        <table:table-row>
          <table:table-cell office:value-type="string">
            <text:p>[9092-00010] Plastic Tube with Twist Off Top (10 pack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0.91" office:value-type="float">
            <text:p>40.91</text:p>
          </table:table-cell>
        </table:table-row>
        <table:table-row>
          <table:table-cell office:value-type="string">
            <text:p>[9000-01117] Brush (Fan)</text:p>
          </table:table-cell>
          <table:table-cell office:value-type="string">
            <text:p>2018-10-30</text:p>
          </table:table-cell>
          <table:table-cell office:value-type="string">
            <text:p>104045</text:p>
          </table:table-cell>
          <table:table-cell office:value-type="string">
            <text:p>10/2018</text:p>
          </table:table-cell>
          <table:table-cell office:value-type="string">
            <text:p>La Casa Mia / Studio Natuurzuiv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7.28" office:value-type="float">
            <text:p>107.28</text:p>
          </table:table-cell>
        </table:table-row>
        <table:table-row>
          <table:table-cell office:value-type="string">
            <text:p>[8050-00003] Eyebrow Pencil (Perfect for Blondes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0.84" office:value-type="float">
            <text:p>60.84</text:p>
          </table:table-cell>
        </table:table-row>
        <table:table-row>
          <table:table-cell office:value-type="string">
            <text:p>[3009-00010] Myrrh Nail &amp; Cuticle Oil (10 ml) TEST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78.64" office:value-type="float">
            <text:p>278.64</text:p>
          </table:table-cell>
        </table:table-row>
        <table:table-row>
          <table:table-cell office:value-type="string">
            <text:p>[2021-00050] Face Lotion Clearing (5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4.92" office:value-type="float">
            <text:p>214.92</text:p>
          </table:table-cell>
        </table:table-row>
        <table:table-row>
          <table:table-cell office:value-type="string">
            <text:p>[3055-00125] Foot Deo Spray (125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.64" office:value-type="float">
            <text:p>53.64</text:p>
          </table:table-cell>
        </table:table-row>
        <table:table-row>
          <table:table-cell office:value-type="string">
            <text:p>[8195-00000] Blush ALU (Apricot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3.3" office:value-type="float">
            <text:p>33.3</text:p>
          </table:table-cell>
        </table:table-row>
        <table:table-row>
          <table:table-cell office:value-type="string">
            <text:p>[8162-00029] Eyeshadow ALU (Frosty Grey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.15" office:value-type="float">
            <text:p>39.15</text:p>
          </table:table-cell>
        </table:table-row>
        <table:table-row>
          <table:table-cell office:value-type="string">
            <text:p>[8027-00034] Lip Care Colour (Serenity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4.48" office:value-type="float">
            <text:p>114.48</text:p>
          </table:table-cell>
        </table:table-row>
        <table:table-row>
          <table:table-cell office:value-type="string">
            <text:p>[9998-00212] Beauty Starter Set Clearing (English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94.04" office:value-type="float">
            <text:p>194.04</text:p>
          </table:table-cell>
        </table:table-row>
        <table:table-row>
          <table:table-cell office:value-type="string">
            <text:p>[8162-00033] Eyeshadow ALU (Hazelnut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.15" office:value-type="float">
            <text:p>39.15</text:p>
          </table:table-cell>
        </table:table-row>
        <table:table-row>
          <table:table-cell office:value-type="string">
            <text:p>[8199-00000] Blush ALU (Candy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3.3" office:value-type="float">
            <text:p>33.3</text:p>
          </table:table-cell>
        </table:table-row>
        <table:table-row>
          <table:table-cell office:value-type="string">
            <text:p>[1002-00030] Olive Cleansing (30 ml) TEST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5.84" office:value-type="float">
            <text:p>105.84</text:p>
          </table:table-cell>
        </table:table-row>
        <table:table-row>
          <table:table-cell office:value-type="string">
            <text:p>[3047-00500] Bath Salt Energy (450 g) TEST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1013-00030] Neroli Freshener (3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2.48" office:value-type="float">
            <text:p>42.48</text:p>
          </table:table-cell>
        </table:table-row>
        <table:table-row>
          <table:table-cell office:value-type="string">
            <text:p>[3030-00250] Aroma Bath Relaxing (25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2.44" office:value-type="float">
            <text:p>82.44</text:p>
          </table:table-cell>
        </table:table-row>
        <table:table-row>
          <table:table-cell office:value-type="string">
            <text:p>[9083-01825] Organza Bag (25 pack, White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2.27" office:value-type="float">
            <text:p>102.27</text:p>
          </table:table-cell>
        </table:table-row>
        <table:table-row>
          <table:table-cell office:value-type="string">
            <text:p>[3075-00200] Salt Scrub White Chocolate (20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5.64" office:value-type="float">
            <text:p>125.64</text:p>
          </table:table-cell>
        </table:table-row>
        <table:table-row>
          <table:table-cell office:value-type="string">
            <text:p>[9998-00250] SPA Ritual Set (Swedish) VINST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3006-00250] Body Lotion Beautiful (25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2.44" office:value-type="float">
            <text:p>82.44</text:p>
          </table:table-cell>
        </table:table-row>
        <table:table-row>
          <table:table-cell office:value-type="string">
            <text:p>[8162-00031] Eyeshadow ALU (Dusty Rose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.15" office:value-type="float">
            <text:p>39.15</text:p>
          </table:table-cell>
        </table:table-row>
        <table:table-row>
          <table:table-cell office:value-type="string">
            <text:p>[1001-00250] Cleansing Clay (25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7.64" office:value-type="float">
            <text:p>107.64</text:p>
          </table:table-cell>
        </table:table-row>
        <table:table-row>
          <table:table-cell office:value-type="string">
            <text:p>[2021-00100] Face Lotion Clearing (10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5.28" office:value-type="float">
            <text:p>215.28</text:p>
          </table:table-cell>
        </table:table-row>
        <table:table-row>
          <table:table-cell office:value-type="string">
            <text:p>[8027-00041] Lip Care Colour (Champagne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4.48" office:value-type="float">
            <text:p>114.48</text:p>
          </table:table-cell>
        </table:table-row>
        <table:table-row>
          <table:table-cell office:value-type="string">
            <text:p>[5007-00030] Baby Cream (3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2.12" office:value-type="float">
            <text:p>42.12</text:p>
          </table:table-cell>
        </table:table-row>
        <table:table-row>
          <table:table-cell office:value-type="string">
            <text:p>[1019-00050] Blueberry Seed Mask (5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9.64" office:value-type="float">
            <text:p>89.64</text:p>
          </table:table-cell>
        </table:table-row>
        <table:table-row>
          <table:table-cell office:value-type="string">
            <text:p>[1810-00001] Luxurious Eye Set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45.84" office:value-type="float">
            <text:p>645.84</text:p>
          </table:table-cell>
        </table:table-row>
        <table:table-row>
          <table:table-cell office:value-type="string">
            <text:p>[1050-00030] Foaming Wash Gentle (3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2.92" office:value-type="float">
            <text:p>52.92</text:p>
          </table:table-cell>
        </table:table-row>
        <table:table-row>
          <table:table-cell office:value-type="string">
            <text:p>[3002-00030] Body Scrub (3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13.64" office:value-type="float">
            <text:p>613.64</text:p>
          </table:table-cell>
        </table:table-row>
        <table:table-row>
          <table:table-cell office:value-type="string">
            <text:p>[3094-00250] Liquid Soap Lime (250 ml) VINST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7012-00010] Essential Oil Christmas (1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6.4" office:value-type="float">
            <text:p>356.4</text:p>
          </table:table-cell>
        </table:table-row>
        <table:table-row>
          <table:table-cell office:value-type="string">
            <text:p>[1810-00007] Body Set Energy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84.92" office:value-type="float">
            <text:p>484.92</text:p>
          </table:table-cell>
        </table:table-row>
        <table:table-row>
          <table:table-cell office:value-type="string">
            <text:p>[3030-00030] Aroma Bath Relaxing (3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4.04" office:value-type="float">
            <text:p>14.04</text:p>
          </table:table-cell>
        </table:table-row>
        <table:table-row>
          <table:table-cell office:value-type="string">
            <text:p>[1014-00200] Papaya Peeling (200 ml) ERSÄTTNING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8027-00040] Lip Care Colour (Merlot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4.48" office:value-type="float">
            <text:p>114.48</text:p>
          </table:table-cell>
        </table:table-row>
        <table:table-row>
          <table:table-cell office:value-type="string">
            <text:p>[8162-00030] Eyeshadow ALU (Midnight Blue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.15" office:value-type="float">
            <text:p>39.15</text:p>
          </table:table-cell>
        </table:table-row>
        <table:table-row>
          <table:table-cell office:value-type="string">
            <text:p>[1003-00030] Foaming Wash Clearing (3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2.92" office:value-type="float">
            <text:p>52.92</text:p>
          </table:table-cell>
        </table:table-row>
        <table:table-row>
          <table:table-cell office:value-type="string">
            <text:p>[2023-00050] Night Cream (50 ml) TEST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7.84" office:value-type="float">
            <text:p>537.84</text:p>
          </table:table-cell>
        </table:table-row>
        <table:table-row>
          <table:table-cell office:value-type="string">
            <text:p>[1810-00002] Black Week Calendula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1.84" office:value-type="float">
            <text:p>321.84</text:p>
          </table:table-cell>
        </table:table-row>
        <table:table-row>
          <table:table-cell office:value-type="string">
            <text:p>[3016-00125] Body &amp; Massage Oil Athletic (125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2.92" office:value-type="float">
            <text:p>322.92</text:p>
          </table:table-cell>
        </table:table-row>
        <table:table-row>
          <table:table-cell office:value-type="string">
            <text:p>[2019-00030] Serum Antirouge (3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9.64" office:value-type="float">
            <text:p>89.64</text:p>
          </table:table-cell>
        </table:table-row>
        <table:table-row>
          <table:table-cell office:value-type="string">
            <text:p>[2018-00030] Serum C (30 ml) TEST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7.84" office:value-type="float">
            <text:p>537.84</text:p>
          </table:table-cell>
        </table:table-row>
        <table:table-row>
          <table:table-cell office:value-type="string">
            <text:p>[8081-00001] Cover Stick (Neutraliser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1.64" office:value-type="float">
            <text:p>71.64</text:p>
          </table:table-cell>
        </table:table-row>
        <table:table-row>
          <table:table-cell office:value-type="string">
            <text:p>[1009-00250] Lemon Freshener (25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5.28" office:value-type="float">
            <text:p>215.28</text:p>
          </table:table-cell>
        </table:table-row>
        <table:table-row>
          <table:table-cell office:value-type="string">
            <text:p>[8162-00035] Eyeshadow ALU (Cashmere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.15" office:value-type="float">
            <text:p>39.15</text:p>
          </table:table-cell>
        </table:table-row>
        <table:table-row>
          <table:table-cell office:value-type="string">
            <text:p>[3070-00100] Body Balm White Chocolate (10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9.64" office:value-type="float">
            <text:p>89.64</text:p>
          </table:table-cell>
        </table:table-row>
        <table:table-row>
          <table:table-cell office:value-type="string">
            <text:p>[1810-00005] Skincare Set for Men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84.92" office:value-type="float">
            <text:p>484.92</text:p>
          </table:table-cell>
        </table:table-row>
        <table:table-row>
          <table:table-cell office:value-type="string">
            <text:p>[4023-00125] Scalp Treatment Nettle (125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9.64" office:value-type="float">
            <text:p>89.64</text:p>
          </table:table-cell>
        </table:table-row>
        <table:table-row>
          <table:table-cell office:value-type="string">
            <text:p>[2082-00050] Face Mask More (5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43.64" office:value-type="float">
            <text:p>143.64</text:p>
          </table:table-cell>
        </table:table-row>
        <table:table-row>
          <table:table-cell office:value-type="string">
            <text:p>[1014-00100] Papaya Peeling (100 ml) ERSÄTTNING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1810-00003] Black Week Beautiful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1.84" office:value-type="float">
            <text:p>321.84</text:p>
          </table:table-cell>
        </table:table-row>
        <table:table-row>
          <table:table-cell office:value-type="string">
            <text:p>[3043-00500] Bath &amp; Scrub Salt (450 g) TEST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1030-00125] Pre-Cleansing Oil Gentle (125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1.64" office:value-type="float">
            <text:p>71.64</text:p>
          </table:table-cell>
        </table:table-row>
        <table:table-row>
          <table:table-cell office:value-type="string">
            <text:p>[8162-00032] Eyeshadow ALU (Toffeé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.15" office:value-type="float">
            <text:p>39.15</text:p>
          </table:table-cell>
        </table:table-row>
        <table:table-row>
          <table:table-cell office:value-type="string">
            <text:p>[1001-00030] Cleansing Clay (3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3.72" office:value-type="float">
            <text:p>63.72</text:p>
          </table:table-cell>
        </table:table-row>
        <table:table-row>
          <table:table-cell office:value-type="string">
            <text:p>[3010-00500] Body &amp; Massage Oil Natural (50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3.64" office:value-type="float">
            <text:p>73.64</text:p>
          </table:table-cell>
        </table:table-row>
        <table:table-row>
          <table:table-cell office:value-type="string">
            <text:p>[3020-00250] Royal Body Cream (250 ml) VINST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9083-01725] Organza Bag (25 pack, Dark Purple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2.27" office:value-type="float">
            <text:p>102.27</text:p>
          </table:table-cell>
        </table:table-row>
        <table:table-row>
          <table:table-cell office:value-type="string">
            <text:p>[9089-00010] Luxury Paper Bag, Small, Black, 10-pack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5.45" office:value-type="float">
            <text:p>65.45</text:p>
          </table:table-cell>
        </table:table-row>
        <table:table-row>
          <table:table-cell office:value-type="string">
            <text:p>[2017-00030] Serum Clearing (30 ml)</text:p>
          </table:table-cell>
          <table:table-cell office:value-type="string">
            <text:p>2018-10-29</text:p>
          </table:table-cell>
          <table:table-cell office:value-type="string">
            <text:p>103972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9.28" office:value-type="float">
            <text:p>179.28</text:p>
          </table:table-cell>
        </table:table-row>
        <table:table-row>
          <table:table-cell office:value-type="string">
            <text:p>[8030-00015] Lip Gloss (Cayenne)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4.44" office:value-type="float">
            <text:p>64.44</text:p>
          </table:table-cell>
        </table:table-row>
        <table:table-row>
          <table:table-cell office:value-type="string">
            <text:p>[1004-00125] Eye Makeup Remover (125 ml)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.64" office:value-type="float">
            <text:p>53.64</text:p>
          </table:table-cell>
        </table:table-row>
        <table:table-row>
          <table:table-cell office:value-type="string">
            <text:p>[1019-00250] Blueberry Seed Mask (250 ml)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4.55" office:value-type="float">
            <text:p>204.55</text:p>
          </table:table-cell>
        </table:table-row>
        <table:table-row>
          <table:table-cell office:value-type="string">
            <text:p>[1810-00001] Luxurious Eye Set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2.92" office:value-type="float">
            <text:p>322.92</text:p>
          </table:table-cell>
        </table:table-row>
        <table:table-row>
          <table:table-cell office:value-type="string">
            <text:p>[8027-00024] Lip Care Colour (Red)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7.24" office:value-type="float">
            <text:p>57.24</text:p>
          </table:table-cell>
        </table:table-row>
        <table:table-row>
          <table:table-cell office:value-type="string">
            <text:p>[2029-00050] Face Balm More (50 ml) SALONG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0.0" office:value-type="float">
            <text:p>110.0</text:p>
          </table:table-cell>
        </table:table-row>
        <table:table-row>
          <table:table-cell office:value-type="string">
            <text:p>[1012-00250] Flower Freshener (250 ml)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7.64" office:value-type="float">
            <text:p>107.64</text:p>
          </table:table-cell>
        </table:table-row>
        <table:table-row>
          <table:table-cell office:value-type="string">
            <text:p>[8027-00041] Lip Care Colour (Champagne) SAMPLE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0.34" office:value-type="float">
            <text:p>200.34</text:p>
          </table:table-cell>
        </table:table-row>
        <table:table-row>
          <table:table-cell office:value-type="string">
            <text:p>[2044-00030] Royal Facial Oil More (30 ml) SAMPLE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53.84" office:value-type="float">
            <text:p>753.84</text:p>
          </table:table-cell>
        </table:table-row>
        <table:table-row>
          <table:table-cell office:value-type="string">
            <text:p>[3002-00030] Body Scrub (30 ml)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2.73" office:value-type="float">
            <text:p>122.73</text:p>
          </table:table-cell>
        </table:table-row>
        <table:table-row>
          <table:table-cell office:value-type="string">
            <text:p>[8027-00032] Lip Care Colour (Happiness)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4.48" office:value-type="float">
            <text:p>114.48</text:p>
          </table:table-cell>
        </table:table-row>
        <table:table-row>
          <table:table-cell office:value-type="string">
            <text:p>[8027-00033] Lip Care Colour (Joyful)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7.24" office:value-type="float">
            <text:p>57.24</text:p>
          </table:table-cell>
        </table:table-row>
        <table:table-row>
          <table:table-cell office:value-type="string">
            <text:p>[8027-00040] Lip Care Colour (Merlot) SAMPLE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0.34" office:value-type="float">
            <text:p>200.34</text:p>
          </table:table-cell>
        </table:table-row>
        <table:table-row>
          <table:table-cell office:value-type="string">
            <text:p>[1013-00125] Neroli Freshener (125 ml) SALONG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.82" office:value-type="float">
            <text:p>53.82</text:p>
          </table:table-cell>
        </table:table-row>
        <table:table-row>
          <table:table-cell office:value-type="string">
            <text:p>[1810-00002] Black Week Calendula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6.4" office:value-type="float">
            <text:p>536.4</text:p>
          </table:table-cell>
        </table:table-row>
        <table:table-row>
          <table:table-cell office:value-type="string">
            <text:p>[1810-00004] 24/7 Set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08.2" office:value-type="float">
            <text:p>808.2</text:p>
          </table:table-cell>
        </table:table-row>
        <table:table-row>
          <table:table-cell office:value-type="string">
            <text:p>[1810-00003] Black Week Beautiful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6.4" office:value-type="float">
            <text:p>536.4</text:p>
          </table:table-cell>
        </table:table-row>
        <table:table-row>
          <table:table-cell office:value-type="string">
            <text:p>[2026-00100] Face Dream (100 ml) SALONG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0.0" office:value-type="float">
            <text:p>100.0</text:p>
          </table:table-cell>
        </table:table-row>
        <table:table-row>
          <table:table-cell office:value-type="string">
            <text:p>[8027-00037] Lip Care Colour (Fabulous)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4.48" office:value-type="float">
            <text:p>114.48</text:p>
          </table:table-cell>
        </table:table-row>
        <table:table-row>
          <table:table-cell office:value-type="string">
            <text:p>[8027-00022] Lip Care Colour (Plumberry)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7.24" office:value-type="float">
            <text:p>57.24</text:p>
          </table:table-cell>
        </table:table-row>
        <table:table-row>
          <table:table-cell office:value-type="string">
            <text:p>[1015-00250] AHA &amp; Jojoba Peeling (250 ml)</text:p>
          </table:table-cell>
          <table:table-cell office:value-type="string">
            <text:p>2018-10-25</text:p>
          </table:table-cell>
          <table:table-cell office:value-type="string">
            <text:p>103897</text:p>
          </table:table-cell>
          <table:table-cell office:value-type="string">
            <text:p>10/2018</text:p>
          </table:table-cell>
          <table:table-cell office:value-type="string">
            <text:p> La Casa Mia Beauty / La Fleu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2.73" office:value-type="float">
            <text:p>122.73</text:p>
          </table:table-cell>
        </table:table-row>
        <table:table-row>
          <table:table-cell office:value-type="string">
            <text:p>[8018-00030] Foundation Glow Bright (30 ml, Glow Bright)</text:p>
          </table:table-cell>
          <table:table-cell office:value-type="string">
            <text:p>2018-10-24</text:p>
          </table:table-cell>
          <table:table-cell office:value-type="string">
            <text:p>103819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31.56" office:value-type="float">
            <text:p>131.56</text:p>
          </table:table-cell>
        </table:table-row>
        <table:table-row>
          <table:table-cell office:value-type="string">
            <text:p>[6020-00100] Tan in a bottle (100 ml)</text:p>
          </table:table-cell>
          <table:table-cell office:value-type="string">
            <text:p>2018-10-24</text:p>
          </table:table-cell>
          <table:table-cell office:value-type="string">
            <text:p>103819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0.24" office:value-type="float">
            <text:p>350.24</text:p>
          </table:table-cell>
        </table:table-row>
        <table:table-row>
          <table:table-cell office:value-type="string">
            <text:p>[8007-00030] Foundation Natural (30 ml, Natural)</text:p>
          </table:table-cell>
          <table:table-cell office:value-type="string">
            <text:p>2018-10-24</text:p>
          </table:table-cell>
          <table:table-cell office:value-type="string">
            <text:p>103819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9.12" office:value-type="float">
            <text:p>219.12</text:p>
          </table:table-cell>
        </table:table-row>
        <table:table-row>
          <table:table-cell office:value-type="string">
            <text:p>[9998-00114] Beauty Starter Set Moist (Swedish)</text:p>
          </table:table-cell>
          <table:table-cell office:value-type="string">
            <text:p>2018-10-24</text:p>
          </table:table-cell>
          <table:table-cell office:value-type="string">
            <text:p>103819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74.32" office:value-type="float">
            <text:p>474.32</text:p>
          </table:table-cell>
        </table:table-row>
        <table:table-row>
          <table:table-cell office:value-type="string">
            <text:p>[4004-00125] Hair Detangler Energy (125 ml)</text:p>
          </table:table-cell>
          <table:table-cell office:value-type="string">
            <text:p>2018-10-24</text:p>
          </table:table-cell>
          <table:table-cell office:value-type="string">
            <text:p>103819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96.68" office:value-type="float">
            <text:p>196.68</text:p>
          </table:table-cell>
        </table:table-row>
        <table:table-row>
          <table:table-cell office:value-type="string">
            <text:p>[2828] Handeling Fee</text:p>
          </table:table-cell>
          <table:table-cell office:value-type="string">
            <text:p>2018-10-24</text:p>
          </table:table-cell>
          <table:table-cell office:value-type="string">
            <text:p>103819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aktureringsavgifter 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5.0" office:value-type="float">
            <text:p>75.0</text:p>
          </table:table-cell>
        </table:table-row>
        <table:table-row>
          <table:table-cell office:value-type="string">
            <text:p>[3002-00030] Body Scrub (30 ml)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2.73" office:value-type="float">
            <text:p>122.73</text:p>
          </table:table-cell>
        </table:table-row>
        <table:table-row>
          <table:table-cell office:value-type="string">
            <text:p>[1004-00030] Eye Makeup Remover (30 ml) TEST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1.0" office:value-type="float">
            <text:p>351.0</text:p>
          </table:table-cell>
        </table:table-row>
        <table:table-row>
          <table:table-cell office:value-type="string">
            <text:p>[2040-00030] Royal Facial Oil GLA (30 ml) TEST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29.84" office:value-type="float">
            <text:p>429.84</text:p>
          </table:table-cell>
        </table:table-row>
        <table:table-row>
          <table:table-cell office:value-type="string">
            <text:p>[1012-00030] Flower Freshener (30 ml) TEST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2020-00050] Face Lotion Moist (50 ml) TEST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29.84" office:value-type="float">
            <text:p>429.84</text:p>
          </table:table-cell>
        </table:table-row>
        <table:table-row>
          <table:table-cell office:value-type="string">
            <text:p>[1012-00125] Flower Freshener (125 ml)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65.04" office:value-type="float">
            <text:p>365.04</text:p>
          </table:table-cell>
        </table:table-row>
        <table:table-row>
          <table:table-cell office:value-type="string">
            <text:p>[1050-00125] Foaming Wash Gentle (125 ml)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65.04" office:value-type="float">
            <text:p>365.04</text:p>
          </table:table-cell>
        </table:table-row>
        <table:table-row>
          <table:table-cell office:value-type="string">
            <text:p>[7012-00010] Essential Oil Christmas (10 ml)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.64" office:value-type="float">
            <text:p>35.64</text:p>
          </table:table-cell>
        </table:table-row>
        <table:table-row>
          <table:table-cell office:value-type="string">
            <text:p>[9998-00212] Beauty Starter Set Clearing (English)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88.08" office:value-type="float">
            <text:p>388.08</text:p>
          </table:table-cell>
        </table:table-row>
        <table:table-row>
          <table:table-cell office:value-type="string">
            <text:p>[9998-00213] Beauty Starter Set Supplement (English)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6.04" office:value-type="float">
            <text:p>266.04</text:p>
          </table:table-cell>
        </table:table-row>
        <table:table-row>
          <table:table-cell office:value-type="string">
            <text:p>[1810-00001] Luxurious Eye Set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2.92" office:value-type="float">
            <text:p>322.92</text:p>
          </table:table-cell>
        </table:table-row>
        <table:table-row>
          <table:table-cell office:value-type="string">
            <text:p>[5010-00030] Aloe Vera Barbadensis (30 ml)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2.92" office:value-type="float">
            <text:p>52.92</text:p>
          </table:table-cell>
        </table:table-row>
        <table:table-row>
          <table:table-cell office:value-type="string">
            <text:p>[2024-00050] Face Protection (50 ml)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7.64" office:value-type="float">
            <text:p>107.64</text:p>
          </table:table-cell>
        </table:table-row>
        <table:table-row>
          <table:table-cell office:value-type="string">
            <text:p>[2039-00030] Cold Pressed Jojoba Oil (30 ml) TEST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78.64" office:value-type="float">
            <text:p>278.64</text:p>
          </table:table-cell>
        </table:table-row>
        <table:table-row>
          <table:table-cell office:value-type="string">
            <text:p>[1810-00004] 24/7 Set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969.84" office:value-type="float">
            <text:p>969.84</text:p>
          </table:table-cell>
        </table:table-row>
        <table:table-row>
          <table:table-cell office:value-type="string">
            <text:p>[1015-00100] AHA &amp; Jojoba Peeling (100 ml)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43.28" office:value-type="float">
            <text:p>143.28</text:p>
          </table:table-cell>
        </table:table-row>
        <table:table-row>
          <table:table-cell office:value-type="string">
            <text:p>[1050-00030] Foaming Wash Gentle (30 ml) TEST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2710] Frakt – UPS Standard</text:p>
          </table:table-cell>
          <table:table-cell office:value-type="string">
            <text:p>2018-10-17</text:p>
          </table:table-cell>
          <table:table-cell office:value-type="string">
            <text:p>103548</text:p>
          </table:table-cell>
          <table:table-cell office:value-type="string">
            <text:p>10/2018</text:p>
          </table:table-cell>
          <table:table-cell office:value-type="string">
            <text:p>La Casa Mia/Huidstudio Avance</text:p>
          </table:table-cell>
          <table:table-cell office:value-type="string">
            <text:p>Fakturerade frakter 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0.0" office:value-type="float">
            <text:p>200.0</text:p>
          </table:table-cell>
        </table:table-row>
        <table:table-row>
          <table:table-cell office:value-type="string">
            <text:p>[2021-00050] Face Lotion Clearing (5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25.36" office:value-type="float">
            <text:p>525.36</text:p>
          </table:table-cell>
        </table:table-row>
        <table:table-row>
          <table:table-cell office:value-type="string">
            <text:p>[1012-00125] Flower Freshener (125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46.16" office:value-type="float">
            <text:p>446.16</text:p>
          </table:table-cell>
        </table:table-row>
        <table:table-row>
          <table:table-cell office:value-type="string">
            <text:p>[1009-00125] Lemon Freshener (125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97.44" office:value-type="float">
            <text:p>297.44</text:p>
          </table:table-cell>
        </table:table-row>
        <table:table-row>
          <table:table-cell office:value-type="string">
            <text:p>[1017-00015] Face Mask Moist (15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9.52" office:value-type="float">
            <text:p>69.52</text:p>
          </table:table-cell>
        </table:table-row>
        <table:table-row>
          <table:table-cell office:value-type="string">
            <text:p>[1002-00030] Olive Cleansing (3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6.24" office:value-type="float">
            <text:p>86.24</text:p>
          </table:table-cell>
        </table:table-row>
        <table:table-row>
          <table:table-cell office:value-type="string">
            <text:p>[1017-00050] Face Mask Moist (5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8.68" office:value-type="float">
            <text:p>328.68</text:p>
          </table:table-cell>
        </table:table-row>
        <table:table-row>
          <table:table-cell office:value-type="string">
            <text:p>[3067-00250] Shampoo Mentha (25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5.12" office:value-type="float">
            <text:p>175.12</text:p>
          </table:table-cell>
        </table:table-row>
        <table:table-row>
          <table:table-cell office:value-type="string">
            <text:p>[0014-00010] Specials For Eyebrows (1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3.52" office:value-type="float">
            <text:p>113.52</text:p>
          </table:table-cell>
        </table:table-row>
        <table:table-row>
          <table:table-cell office:value-type="string">
            <text:p>[9072-00930] Plansch Makeup Brush Cleanser (A5, Swedish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.0" office:value-type="float">
            <text:p>5.0</text:p>
          </table:table-cell>
        </table:table-row>
        <table:table-row>
          <table:table-cell office:value-type="string">
            <text:p>[8027-00041] Lip Care Colour (Champagne) TEST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4.9" office:value-type="float">
            <text:p>174.9</text:p>
          </table:table-cell>
        </table:table-row>
        <table:table-row>
          <table:table-cell office:value-type="string">
            <text:p>[2020-00100] Face Lotion Moist (10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89.36" office:value-type="float">
            <text:p>789.36</text:p>
          </table:table-cell>
        </table:table-row>
        <table:table-row>
          <table:table-cell office:value-type="string">
            <text:p>[1810-00004] 24/7 Set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85.36" office:value-type="float">
            <text:p>1185.36</text:p>
          </table:table-cell>
        </table:table-row>
        <table:table-row>
          <table:table-cell office:value-type="string">
            <text:p>[2020-00050] Face Lotion Moist (5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75.6" office:value-type="float">
            <text:p>875.6</text:p>
          </table:table-cell>
        </table:table-row>
        <table:table-row>
          <table:table-cell office:value-type="string">
            <text:p>[1002-00100] Olive Cleansing (10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2.24" office:value-type="float">
            <text:p>262.24</text:p>
          </table:table-cell>
        </table:table-row>
        <table:table-row>
          <table:table-cell office:value-type="string">
            <text:p>[3020-00250] Royal Body Cream (25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14.24" office:value-type="float">
            <text:p>614.24</text:p>
          </table:table-cell>
        </table:table-row>
        <table:table-row>
          <table:table-cell office:value-type="string">
            <text:p>[8027-00040] Lip Care Colour (Merlot) TEST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4.9" office:value-type="float">
            <text:p>174.9</text:p>
          </table:table-cell>
        </table:table-row>
        <table:table-row>
          <table:table-cell office:value-type="string">
            <text:p>[2016-00030] Serum Moist (3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95.6" office:value-type="float">
            <text:p>1095.6</text:p>
          </table:table-cell>
        </table:table-row>
        <table:table-row>
          <table:table-cell office:value-type="string">
            <text:p>[2018-00030] Serum C (3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95.6" office:value-type="float">
            <text:p>1095.6</text:p>
          </table:table-cell>
        </table:table-row>
        <table:table-row>
          <table:table-cell office:value-type="string">
            <text:p>[1021-00050] Face Mask Spirulina (5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9.12" office:value-type="float">
            <text:p>219.12</text:p>
          </table:table-cell>
        </table:table-row>
        <table:table-row>
          <table:table-cell office:value-type="string">
            <text:p>[2026-00050] Face Dream (5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89.36" office:value-type="float">
            <text:p>789.36</text:p>
          </table:table-cell>
        </table:table-row>
        <table:table-row>
          <table:table-cell office:value-type="string">
            <text:p>[1001-00100] Cleansing Clay (10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97.44" office:value-type="float">
            <text:p>297.44</text:p>
          </table:table-cell>
        </table:table-row>
        <table:table-row>
          <table:table-cell office:value-type="string">
            <text:p>[9072-00935] Plansch Makeup Brush Cleanser (A4, Swedish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.0" office:value-type="float">
            <text:p>5.0</text:p>
          </table:table-cell>
        </table:table-row>
        <table:table-row>
          <table:table-cell office:value-type="string">
            <text:p>[9030-00125] Makeup Brush Cleanser (125 ml) TEST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55.42" office:value-type="float">
            <text:p>255.42</text:p>
          </table:table-cell>
        </table:table-row>
        <table:table-row>
          <table:table-cell office:value-type="string">
            <text:p>[2081-00015] Eye Cream More (15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581.36" office:value-type="float">
            <text:p>1581.36</text:p>
          </table:table-cell>
        </table:table-row>
        <table:table-row>
          <table:table-cell office:value-type="string">
            <text:p>[1001-00030] Cleansing Clay (30 ml)</text:p>
          </table:table-cell>
          <table:table-cell office:value-type="string">
            <text:p>2018-10-17</text:p>
          </table:table-cell>
          <table:table-cell office:value-type="string">
            <text:p>103546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3.84" office:value-type="float">
            <text:p>103.84</text:p>
          </table:table-cell>
        </table:table-row>
        <table:table-row>
          <table:table-cell office:value-type="string">
            <text:p>[7020-00010] Essential Oil Rosemary (1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3.4" office:value-type="float">
            <text:p>23.4</text:p>
          </table:table-cell>
        </table:table-row>
        <table:table-row>
          <table:table-cell office:value-type="string">
            <text:p>[8011-00004] Mineral Powder (Pure Beige)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02.74" office:value-type="float">
            <text:p>502.74</text:p>
          </table:table-cell>
        </table:table-row>
        <table:table-row>
          <table:table-cell office:value-type="string">
            <text:p>[1810-00087] Plansch Body Set Energy (A4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1810-00027] Plansch Julerbjudanden (A5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1002-00250] Olive Cleansing (25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9.76" office:value-type="float">
            <text:p>329.76</text:p>
          </table:table-cell>
        </table:table-row>
        <table:table-row>
          <table:table-cell office:value-type="string">
            <text:p>[9066-00002] MÅ Bläckpenna 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9083-01825] Organza Bag (25 pack, White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2.27" office:value-type="float">
            <text:p>102.27</text:p>
          </table:table-cell>
        </table:table-row>
        <table:table-row>
          <table:table-cell office:value-type="string">
            <text:p>[1810-00061] Plansch Luxurious Eye Set (A4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1810-00075] Plansch Skincare Set For Men (A5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2040-00100] Royal Facial Oil GLA (1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51.28" office:value-type="float">
            <text:p>251.28</text:p>
          </table:table-cell>
        </table:table-row>
        <table:table-row>
          <table:table-cell office:value-type="string">
            <text:p>[1810-00079] Plansch Skincare Set For Men (A4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9054-00040] Folder We Work Deepskin (A5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0.95" office:value-type="float">
            <text:p>40.95</text:p>
          </table:table-cell>
        </table:table-row>
        <table:table-row>
          <table:table-cell office:value-type="string">
            <text:p>[1810-00046] Plansch 24/7 Set (A5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9054-00065] Folder Ingredients (A5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0.95" office:value-type="float">
            <text:p>40.95</text:p>
          </table:table-cell>
        </table:table-row>
        <table:table-row>
          <table:table-cell office:value-type="string">
            <text:p>[1810-00084] Plansch Body Set Energy (A5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1810-00024] Plansch Julerbjudanden (A4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3066-00250] Shampoo Nettle (25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29.84" office:value-type="float">
            <text:p>429.84</text:p>
          </table:table-cell>
        </table:table-row>
        <table:table-row>
          <table:table-cell office:value-type="string">
            <text:p>[8027-00041] Lip Care Colour (Champagne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7.24" office:value-type="float">
            <text:p>57.24</text:p>
          </table:table-cell>
        </table:table-row>
        <table:table-row>
          <table:table-cell office:value-type="string">
            <text:p>[2040-00030] Royal Facial Oil GLA (3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1.64" office:value-type="float">
            <text:p>71.64</text:p>
          </table:table-cell>
        </table:table-row>
        <table:table-row>
          <table:table-cell office:value-type="string">
            <text:p>[1015-00030] AHA &amp; Jojoba Peeling (3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3.72" office:value-type="float">
            <text:p>63.72</text:p>
          </table:table-cell>
        </table:table-row>
        <table:table-row>
          <table:table-cell office:value-type="string">
            <text:p>[8062-00029] Eyeshadow (Frosty Grey) NYHE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3040-00030] Shaving Cream (30 ml)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2.4" office:value-type="float">
            <text:p>212.4</text:p>
          </table:table-cell>
        </table:table-row>
        <table:table-row>
          <table:table-cell office:value-type="string">
            <text:p>[8100-00033] Bronzer Refill (Sun Kissed-Terracotta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0.84" office:value-type="float">
            <text:p>60.84</text:p>
          </table:table-cell>
        </table:table-row>
        <table:table-row>
          <table:table-cell office:value-type="string">
            <text:p>[FS100000001] PROBIOSKIN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20.79" office:value-type="float">
            <text:p>720.79</text:p>
          </table:table-cell>
        </table:table-row>
        <table:table-row>
          <table:table-cell office:value-type="string">
            <text:p>[2019-00030] Serum Antirouge (3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9.28" office:value-type="float">
            <text:p>179.28</text:p>
          </table:table-cell>
        </table:table-row>
        <table:table-row>
          <table:table-cell office:value-type="string">
            <text:p>[1810-00001] Luxurious Eye Set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61.12" office:value-type="float">
            <text:p>861.12</text:p>
          </table:table-cell>
        </table:table-row>
        <table:table-row>
          <table:table-cell office:value-type="string">
            <text:p>[8062-00030] Eyeshadow (Midnight Blue) NYHE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5007-00030] Baby Cream (30 ml) NYHE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9083-02425] Organza Bag with Handles (25 pack, Warm Red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2.72" office:value-type="float">
            <text:p>122.72</text:p>
          </table:table-cell>
        </table:table-row>
        <table:table-row>
          <table:table-cell office:value-type="string">
            <text:p>[1019-00050] Blueberry Seed Mask (5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8.92" office:value-type="float">
            <text:p>268.92</text:p>
          </table:table-cell>
        </table:table-row>
        <table:table-row>
          <table:table-cell office:value-type="string">
            <text:p>[2020-00100] Face Lotion Moist (1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2.92" office:value-type="float">
            <text:p>322.92</text:p>
          </table:table-cell>
        </table:table-row>
        <table:table-row>
          <table:table-cell office:value-type="string">
            <text:p>[1810-00004] 24/7 Set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16.4" office:value-type="float">
            <text:p>1616.4</text:p>
          </table:table-cell>
        </table:table-row>
        <table:table-row>
          <table:table-cell office:value-type="string">
            <text:p>[7005-00010] Essential Oil Lemongrass (1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7.0" office:value-type="float">
            <text:p>27.0</text:p>
          </table:table-cell>
        </table:table-row>
        <table:table-row>
          <table:table-cell office:value-type="string">
            <text:p>[2044-00030] Royal Facial Oil More (30 ml)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53.84" office:value-type="float">
            <text:p>753.84</text:p>
          </table:table-cell>
        </table:table-row>
        <table:table-row>
          <table:table-cell office:value-type="string">
            <text:p>[9086-00010] Cellophane Bag (10 pack, 15 x 7 x 32 cm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1.36" office:value-type="float">
            <text:p>61.36</text:p>
          </table:table-cell>
        </table:table-row>
        <table:table-row>
          <table:table-cell office:value-type="string">
            <text:p>[3051-00050] Saltdeo (1 pack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6.92" office:value-type="float">
            <text:p>106.92</text:p>
          </table:table-cell>
        </table:table-row>
        <table:table-row>
          <table:table-cell office:value-type="string">
            <text:p>[3002-00030] Body Scrub (3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90.91" office:value-type="float">
            <text:p>490.91</text:p>
          </table:table-cell>
        </table:table-row>
        <table:table-row>
          <table:table-cell office:value-type="string">
            <text:p>[3002-00500] Body Scrub (5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6.2" office:value-type="float">
            <text:p>106.2</text:p>
          </table:table-cell>
        </table:table-row>
        <table:table-row>
          <table:table-cell office:value-type="string">
            <text:p>[9086-00410] Cellophane Bag (10 pack, 14 x 6 x 27 cm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1.36" office:value-type="float">
            <text:p>61.36</text:p>
          </table:table-cell>
        </table:table-row>
        <table:table-row>
          <table:table-cell office:value-type="string">
            <text:p>[2029-00050] Face Balm More (5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51.28" office:value-type="float">
            <text:p>251.28</text:p>
          </table:table-cell>
        </table:table-row>
        <table:table-row>
          <table:table-cell office:value-type="string">
            <text:p>[7006-00010] Essential Oil Lemon (1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3.4" office:value-type="float">
            <text:p>23.4</text:p>
          </table:table-cell>
        </table:table-row>
        <table:table-row>
          <table:table-cell office:value-type="string">
            <text:p>[3045-02500] Thalasso Salt (2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98.18" office:value-type="float">
            <text:p>98.18</text:p>
          </table:table-cell>
        </table:table-row>
        <table:table-row>
          <table:table-cell office:value-type="string">
            <text:p>[3004-00250] Shower &amp; Bath Oil (25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47.32" office:value-type="float">
            <text:p>247.32</text:p>
          </table:table-cell>
        </table:table-row>
        <table:table-row>
          <table:table-cell office:value-type="string">
            <text:p>[1002-00100] Olive Cleansing (1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4.56" office:value-type="float">
            <text:p>214.56</text:p>
          </table:table-cell>
        </table:table-row>
        <table:table-row>
          <table:table-cell office:value-type="string">
            <text:p>[2044-00100] Royal Facial Oil More (1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09.09" office:value-type="float">
            <text:p>409.09</text:p>
          </table:table-cell>
        </table:table-row>
        <table:table-row>
          <table:table-cell office:value-type="string">
            <text:p>[7010-00010] Essential Oil Grapefruit (1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3.4" office:value-type="float">
            <text:p>23.4</text:p>
          </table:table-cell>
        </table:table-row>
        <table:table-row>
          <table:table-cell office:value-type="string">
            <text:p>[3020-00250] Royal Body Cream (250 ml)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53.84" office:value-type="float">
            <text:p>753.84</text:p>
          </table:table-cell>
        </table:table-row>
        <table:table-row>
          <table:table-cell office:value-type="string">
            <text:p>[1810-00026] Plansch Julerbjudanden (A3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.18" office:value-type="float">
            <text:p>8.18</text:p>
          </table:table-cell>
        </table:table-row>
        <table:table-row>
          <table:table-cell office:value-type="string">
            <text:p>[8027-00040] Lip Care Colour (Merlot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7.24" office:value-type="float">
            <text:p>57.24</text:p>
          </table:table-cell>
        </table:table-row>
        <table:table-row>
          <table:table-cell office:value-type="string">
            <text:p>[1810-00006] Glowing Makeup Box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1014-00200] Papaya Peeling (2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45.45" office:value-type="float">
            <text:p>245.45</text:p>
          </table:table-cell>
        </table:table-row>
        <table:table-row>
          <table:table-cell office:value-type="string">
            <text:p>[3092-00500] Liquid Soap Energy (5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1.64" office:value-type="float">
            <text:p>71.64</text:p>
          </table:table-cell>
        </table:table-row>
        <table:table-row>
          <table:table-cell office:value-type="string">
            <text:p>[1810-00002] Black Week Calendula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3001-05000] Hair &amp; Body Shampoo Rosemary (5 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67.64" office:value-type="float">
            <text:p>467.64</text:p>
          </table:table-cell>
        </table:table-row>
        <table:table-row>
          <table:table-cell office:value-type="string">
            <text:p>[1810-00007] Body Set Energy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84.92" office:value-type="float">
            <text:p>484.92</text:p>
          </table:table-cell>
        </table:table-row>
        <table:table-row>
          <table:table-cell office:value-type="string">
            <text:p>[3002-00200] Body Scrub (2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43.36" office:value-type="float">
            <text:p>243.36</text:p>
          </table:table-cell>
        </table:table-row>
        <table:table-row>
          <table:table-cell office:value-type="string">
            <text:p>[1003-00250] Foaming Wash Clearing (25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8.2" office:value-type="float">
            <text:p>538.2</text:p>
          </table:table-cell>
        </table:table-row>
        <table:table-row>
          <table:table-cell office:value-type="string">
            <text:p>[8011-00003] Exclusive Box Mineral Powder (Pure Beige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46.92" office:value-type="float">
            <text:p>646.92</text:p>
          </table:table-cell>
        </table:table-row>
        <table:table-row>
          <table:table-cell office:value-type="string">
            <text:p>[1013-00030] Neroli Freshener (30 ml)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7.44" office:value-type="float">
            <text:p>127.44</text:p>
          </table:table-cell>
        </table:table-row>
        <table:table-row>
          <table:table-cell office:value-type="string">
            <text:p>[3022-00100] All Day Balm (1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3.64" office:value-type="float">
            <text:p>163.64</text:p>
          </table:table-cell>
        </table:table-row>
        <table:table-row>
          <table:table-cell office:value-type="string">
            <text:p>[1810-00005] Skincare Set for Men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84.92" office:value-type="float">
            <text:p>484.92</text:p>
          </table:table-cell>
        </table:table-row>
        <table:table-row>
          <table:table-cell office:value-type="string">
            <text:p>[3004-00500] Shower &amp; Bath Oil (5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98.18" office:value-type="float">
            <text:p>98.18</text:p>
          </table:table-cell>
        </table:table-row>
        <table:table-row>
          <table:table-cell office:value-type="string">
            <text:p>[7008-00010] Essential Oil Eucalyptus (1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3.4" office:value-type="float">
            <text:p>23.4</text:p>
          </table:table-cell>
        </table:table-row>
        <table:table-row>
          <table:table-cell office:value-type="string">
            <text:p>[7015-00010] Essential Oil Lime (1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7.0" office:value-type="float">
            <text:p>27.0</text:p>
          </table:table-cell>
        </table:table-row>
        <table:table-row>
          <table:table-cell office:value-type="string">
            <text:p>[2026-00050] Face Dream (50 ml)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45.84" office:value-type="float">
            <text:p>645.84</text:p>
          </table:table-cell>
        </table:table-row>
        <table:table-row>
          <table:table-cell office:value-type="string">
            <text:p>[2022-00030] Eye Cream (3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8.92" office:value-type="float">
            <text:p>268.92</text:p>
          </table:table-cell>
        </table:table-row>
        <table:table-row>
          <table:table-cell office:value-type="string">
            <text:p>[3033-00050] Body Mask Honey (50 ml) NYHE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4004-00125] Hair Detangler Energy (125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7.28" office:value-type="float">
            <text:p>107.28</text:p>
          </table:table-cell>
        </table:table-row>
        <table:table-row>
          <table:table-cell office:value-type="string">
            <text:p>[1810-00042] Plansch 24/7 Set (A4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9998-00131] Beauty Starter Set Balance (Englis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81.68" office:value-type="float">
            <text:p>481.68</text:p>
          </table:table-cell>
        </table:table-row>
        <table:table-row>
          <table:table-cell office:value-type="string">
            <text:p>[2045-00030] Royal Facial Oil Moist  (30 ml)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53.84" office:value-type="float">
            <text:p>753.84</text:p>
          </table:table-cell>
        </table:table-row>
        <table:table-row>
          <table:table-cell office:value-type="string">
            <text:p>[1015-00100] AHA &amp; Jojoba Peeling (1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43.28" office:value-type="float">
            <text:p>143.28</text:p>
          </table:table-cell>
        </table:table-row>
        <table:table-row>
          <table:table-cell office:value-type="string">
            <text:p>[9030-00125] Makeup Brush Cleanser (125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39.32" office:value-type="float">
            <text:p>139.32</text:p>
          </table:table-cell>
        </table:table-row>
        <table:table-row>
          <table:table-cell office:value-type="string">
            <text:p>[7002-00010] Essential Oil Orange (1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7.45" office:value-type="float">
            <text:p>47.45</text:p>
          </table:table-cell>
        </table:table-row>
        <table:table-row>
          <table:table-cell office:value-type="string">
            <text:p>[2025-00100] Face Lotion More (100 ml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84.92" office:value-type="float">
            <text:p>484.92</text:p>
          </table:table-cell>
        </table:table-row>
        <table:table-row>
          <table:table-cell office:value-type="string">
            <text:p>[1810-00058] Plansch Luxurious Eye Set (A5, Dutch)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3008-00030] Foot Cream (30 ml) TEST</text:p>
          </table:table-cell>
          <table:table-cell office:value-type="string">
            <text:p>2018-10-16</text:p>
          </table:table-cell>
          <table:table-cell office:value-type="string">
            <text:p>103515</text:p>
          </table:table-cell>
          <table:table-cell office:value-type="string">
            <text:p>10/2018</text:p>
          </table:table-cell>
          <table:table-cell office:value-type="string">
            <text:p>La Casa Mia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6.4" office:value-type="float">
            <text:p>176.4</text:p>
          </table:table-cell>
        </table:table-row>
        <table:table-row>
          <table:table-cell office:value-type="string">
            <text:p>[3002-00030] Body Scrub (3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2.73" office:value-type="float">
            <text:p>122.73</text:p>
          </table:table-cell>
        </table:table-row>
        <table:table-row>
          <table:table-cell office:value-type="string">
            <text:p>[1013-00030] Neroli Freshener (3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.24" office:value-type="float">
            <text:p>21.24</text:p>
          </table:table-cell>
        </table:table-row>
        <table:table-row>
          <table:table-cell office:value-type="string">
            <text:p>[9998-00210] Beauty Starter Set More (English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22.84" office:value-type="float">
            <text:p>222.84</text:p>
          </table:table-cell>
        </table:table-row>
        <table:table-row>
          <table:table-cell office:value-type="string">
            <text:p>[1012-00030] Flower Freshener (3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2.48" office:value-type="float">
            <text:p>42.48</text:p>
          </table:table-cell>
        </table:table-row>
        <table:table-row>
          <table:table-cell office:value-type="string">
            <text:p>[1014-00030] Papaya Peeling (3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4.84" office:value-type="float">
            <text:p>24.84</text:p>
          </table:table-cell>
        </table:table-row>
        <table:table-row>
          <table:table-cell office:value-type="string">
            <text:p>[3029-00250] Massage Cream Face (25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4.55" office:value-type="float">
            <text:p>204.55</text:p>
          </table:table-cell>
        </table:table-row>
        <table:table-row>
          <table:table-cell office:value-type="string">
            <text:p>[2044-00100] Royal Facial Oil More (10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4.55" office:value-type="float">
            <text:p>204.55</text:p>
          </table:table-cell>
        </table:table-row>
        <table:table-row>
          <table:table-cell office:value-type="string">
            <text:p>[4004-00125] Hair Detangler Energy (125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.64" office:value-type="float">
            <text:p>53.64</text:p>
          </table:table-cell>
        </table:table-row>
        <table:table-row>
          <table:table-cell office:value-type="string">
            <text:p>[3007-00030] Hand Cream (3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.28" office:value-type="float">
            <text:p>35.28</text:p>
          </table:table-cell>
        </table:table-row>
        <table:table-row>
          <table:table-cell office:value-type="string">
            <text:p>[1005-00250] AHA 10% (25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4.55" office:value-type="float">
            <text:p>204.55</text:p>
          </table:table-cell>
        </table:table-row>
        <table:table-row>
          <table:table-cell office:value-type="string">
            <text:p>[2032-00015] Eye Gel (15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7.64" office:value-type="float">
            <text:p>107.64</text:p>
          </table:table-cell>
        </table:table-row>
        <table:table-row>
          <table:table-cell office:value-type="string">
            <text:p>[1015-00030] AHA &amp; Jojoba Peeling (3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.24" office:value-type="float">
            <text:p>21.24</text:p>
          </table:table-cell>
        </table:table-row>
        <table:table-row>
          <table:table-cell office:value-type="string">
            <text:p>[9998-00216] Beauty Starter Set Gentle (English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30.04" office:value-type="float">
            <text:p>230.04</text:p>
          </table:table-cell>
        </table:table-row>
        <table:table-row>
          <table:table-cell office:value-type="string">
            <text:p>[2022-00030] Eye Cream (3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9.64" office:value-type="float">
            <text:p>89.64</text:p>
          </table:table-cell>
        </table:table-row>
        <table:table-row>
          <table:table-cell office:value-type="string">
            <text:p>[1001-00030] Cleansing Clay (3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2.48" office:value-type="float">
            <text:p>42.48</text:p>
          </table:table-cell>
        </table:table-row>
        <table:table-row>
          <table:table-cell office:value-type="string">
            <text:p>[3066-00250] Shampoo Nettle (250 ml)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1.64" office:value-type="float">
            <text:p>71.64</text:p>
          </table:table-cell>
        </table:table-row>
        <table:table-row>
          <table:table-cell office:value-type="string">
            <text:p>[2710] Frakt – UPS Standard</text:p>
          </table:table-cell>
          <table:table-cell office:value-type="string">
            <text:p>2018-10-15</text:p>
          </table:table-cell>
          <table:table-cell office:value-type="string">
            <text:p>103470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akturerade frakter 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50.0" office:value-type="float">
            <text:p>150.0</text:p>
          </table:table-cell>
        </table:table-row>
        <table:table-row>
          <table:table-cell office:value-type="string">
            <text:p>[1810-00061] Plansch Luxurious Eye Set (A4, Dutch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8027-00039] Lip Care Colour (Crush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7.24" office:value-type="float">
            <text:p>57.24</text:p>
          </table:table-cell>
        </table:table-row>
        <table:table-row>
          <table:table-cell office:value-type="string">
            <text:p>[1810-00087] Plansch Body Set Energy (A4, Dutch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1002-00250] Olive Cleansing (250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2.44" office:value-type="float">
            <text:p>82.44</text:p>
          </table:table-cell>
        </table:table-row>
        <table:table-row>
          <table:table-cell office:value-type="string">
            <text:p>[9083-01825] Organza Bag (25 pack, White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2.27" office:value-type="float">
            <text:p>102.27</text:p>
          </table:table-cell>
        </table:table-row>
        <table:table-row>
          <table:table-cell office:value-type="string">
            <text:p>[1810-00001] Luxurious Eye Set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2.92" office:value-type="float">
            <text:p>322.92</text:p>
          </table:table-cell>
        </table:table-row>
        <table:table-row>
          <table:table-cell office:value-type="string">
            <text:p>[2020-00100] Face Lotion Moist (100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7.64" office:value-type="float">
            <text:p>107.64</text:p>
          </table:table-cell>
        </table:table-row>
        <table:table-row>
          <table:table-cell office:value-type="string">
            <text:p>[1810-00004] 24/7 Set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46.56" office:value-type="float">
            <text:p>646.56</text:p>
          </table:table-cell>
        </table:table-row>
        <table:table-row>
          <table:table-cell office:value-type="string">
            <text:p>[2022-00030] Eye Cream (30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9.28" office:value-type="float">
            <text:p>179.28</text:p>
          </table:table-cell>
        </table:table-row>
        <table:table-row>
          <table:table-cell office:value-type="string">
            <text:p>[2024-00100] Face Protection (100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1.64" office:value-type="float">
            <text:p>161.64</text:p>
          </table:table-cell>
        </table:table-row>
        <table:table-row>
          <table:table-cell office:value-type="string">
            <text:p>[3002-00030] Body Scrub (30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1.82" office:value-type="float">
            <text:p>81.82</text:p>
          </table:table-cell>
        </table:table-row>
        <table:table-row>
          <table:table-cell office:value-type="string">
            <text:p>[3020-00250] Royal Body Cream (250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5.64" office:value-type="float">
            <text:p>125.64</text:p>
          </table:table-cell>
        </table:table-row>
        <table:table-row>
          <table:table-cell office:value-type="string">
            <text:p>[2016-00030] Serum Moist (30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9.64" office:value-type="float">
            <text:p>89.64</text:p>
          </table:table-cell>
        </table:table-row>
        <table:table-row>
          <table:table-cell office:value-type="string">
            <text:p>[1810-00042] Plansch 24/7 Set (A4, Dutch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1810-00007] Body Set Energy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3.28" office:value-type="float">
            <text:p>323.28</text:p>
          </table:table-cell>
        </table:table-row>
        <table:table-row>
          <table:table-cell office:value-type="string">
            <text:p>[8027-00030] Lip Care Colour (Classic Red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7.24" office:value-type="float">
            <text:p>57.24</text:p>
          </table:table-cell>
        </table:table-row>
        <table:table-row>
          <table:table-cell office:value-type="string">
            <text:p>[4023-00125] Scalp Treatment Nettle (125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9.64" office:value-type="float">
            <text:p>89.64</text:p>
          </table:table-cell>
        </table:table-row>
        <table:table-row>
          <table:table-cell office:value-type="string">
            <text:p>[2082-00250] Face Mask More (250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86.36" office:value-type="float">
            <text:p>286.36</text:p>
          </table:table-cell>
        </table:table-row>
        <table:table-row>
          <table:table-cell office:value-type="string">
            <text:p>[1050-00250] Foaming Wash Gentle (250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5.28" office:value-type="float">
            <text:p>215.28</text:p>
          </table:table-cell>
        </table:table-row>
        <table:table-row>
          <table:table-cell office:value-type="string">
            <text:p>[2041-00030] Royal Facial Oil Clearing (30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51.28" office:value-type="float">
            <text:p>251.28</text:p>
          </table:table-cell>
        </table:table-row>
        <table:table-row>
          <table:table-cell office:value-type="string">
            <text:p>[4004-00125] Hair Detangler Energy (125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.64" office:value-type="float">
            <text:p>53.64</text:p>
          </table:table-cell>
        </table:table-row>
        <table:table-row>
          <table:table-cell office:value-type="string">
            <text:p>[8027-00037] Lip Care Colour (Fabulous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7.24" office:value-type="float">
            <text:p>57.24</text:p>
          </table:table-cell>
        </table:table-row>
        <table:table-row>
          <table:table-cell office:value-type="string">
            <text:p>[1014-00100] Papaya Peeling (100 ml)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2.44" office:value-type="float">
            <text:p>82.44</text:p>
          </table:table-cell>
        </table:table-row>
        <table:table-row>
          <table:table-cell office:value-type="string">
            <text:p>[9089-00010] Luxury Paper Bag, Small, Black, 10-pack</text:p>
          </table:table-cell>
          <table:table-cell office:value-type="string">
            <text:p>2018-10-15</text:p>
          </table:table-cell>
          <table:table-cell office:value-type="string">
            <text:p>103445</text:p>
          </table:table-cell>
          <table:table-cell office:value-type="string">
            <text:p>10/2018</text:p>
          </table:table-cell>
          <table:table-cell office:value-type="string">
            <text:p>La Casa Mia Beauty/Skindeep Beauty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.73" office:value-type="float">
            <text:p>32.73</text:p>
          </table:table-cell>
        </table:table-row>
        <table:table-row>
          <table:table-cell office:value-type="string">
            <text:p>[8018-00030] Foundation Glow Bright (30 ml, Glow Bright)</text:p>
          </table:table-cell>
          <table:table-cell office:value-type="string">
            <text:p>2018-10-12</text:p>
          </table:table-cell>
          <table:table-cell office:value-type="string">
            <text:p>103378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3.12" office:value-type="float">
            <text:p>263.12</text:p>
          </table:table-cell>
        </table:table-row>
        <table:table-row>
          <table:table-cell office:value-type="string">
            <text:p>[2044-00030] Royal Facial Oil More (30 ml)</text:p>
          </table:table-cell>
          <table:table-cell office:value-type="string">
            <text:p>2018-10-12</text:p>
          </table:table-cell>
          <table:table-cell office:value-type="string">
            <text:p>103378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14.24" office:value-type="float">
            <text:p>614.24</text:p>
          </table:table-cell>
        </table:table-row>
        <table:table-row>
          <table:table-cell office:value-type="string">
            <text:p>[2060-00007] Lip Care 7 ml (Vanilla)</text:p>
          </table:table-cell>
          <table:table-cell office:value-type="string">
            <text:p>2018-10-12</text:p>
          </table:table-cell>
          <table:table-cell office:value-type="string">
            <text:p>103378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7.12" office:value-type="float">
            <text:p>87.12</text:p>
          </table:table-cell>
        </table:table-row>
        <table:table-row>
          <table:table-cell office:value-type="string">
            <text:p>[2019-00030] Serum Antirouge (30 ml)</text:p>
          </table:table-cell>
          <table:table-cell office:value-type="string">
            <text:p>2018-10-12</text:p>
          </table:table-cell>
          <table:table-cell office:value-type="string">
            <text:p>103378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95.6" office:value-type="float">
            <text:p>1095.6</text:p>
          </table:table-cell>
        </table:table-row>
        <table:table-row>
          <table:table-cell office:value-type="string">
            <text:p>[8011-00004] Mineral Powder (Pure Beige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1.12" office:value-type="float">
            <text:p>351.12</text:p>
          </table:table-cell>
        </table:table-row>
        <table:table-row>
          <table:table-cell office:value-type="string">
            <text:p>[2034-00010] Face Balm Moist (1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3.52" office:value-type="float">
            <text:p>113.52</text:p>
          </table:table-cell>
        </table:table-row>
        <table:table-row>
          <table:table-cell office:value-type="string">
            <text:p>[1002-00250] Olive Cleansing (25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1.52" office:value-type="float">
            <text:p>201.52</text:p>
          </table:table-cell>
        </table:table-row>
        <table:table-row>
          <table:table-cell office:value-type="string">
            <text:p>[9083-01025] Organzapåse (25 styck, Black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5.0" office:value-type="float">
            <text:p>125.0</text:p>
          </table:table-cell>
        </table:table-row>
        <table:table-row>
          <table:table-cell office:value-type="string">
            <text:p>[3060-00250] Hair &amp; Body Shampoo Basic (25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5.56" office:value-type="float">
            <text:p>65.56</text:p>
          </table:table-cell>
        </table:table-row>
        <table:table-row>
          <table:table-cell office:value-type="string">
            <text:p>[2034-00050] Face Balm Moist (5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07.12" office:value-type="float">
            <text:p>307.12</text:p>
          </table:table-cell>
        </table:table-row>
        <table:table-row>
          <table:table-cell office:value-type="string">
            <text:p>[5002-00010] Baby Care (1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4.76" office:value-type="float">
            <text:p>34.76</text:p>
          </table:table-cell>
        </table:table-row>
        <table:table-row>
          <table:table-cell office:value-type="string">
            <text:p>[9041-00104] MÅ Topp 3/4 ärm - Ny modell (Black, XX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50.0" office:value-type="float">
            <text:p>250.0</text:p>
          </table:table-cell>
        </table:table-row>
        <table:table-row>
          <table:table-cell office:value-type="string">
            <text:p>[3029-00100] Night Cream More (10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58.68" office:value-type="float">
            <text:p>658.68</text:p>
          </table:table-cell>
        </table:table-row>
        <table:table-row>
          <table:table-cell office:value-type="string">
            <text:p>[3001-00500] Hair &amp; Body Shampoo Rosemary (50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92.72" office:value-type="float">
            <text:p>192.72</text:p>
          </table:table-cell>
        </table:table-row>
        <table:table-row>
          <table:table-cell office:value-type="string">
            <text:p>[1810-00010] Giveaway Body Lotion Beautiful (3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0.0" office:value-type="float">
            <text:p>50.0</text:p>
          </table:table-cell>
        </table:table-row>
        <table:table-row>
          <table:table-cell office:value-type="string">
            <text:p>[3006-00500] Body Lotion Beautiful (50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1.12" office:value-type="float">
            <text:p>351.12</text:p>
          </table:table-cell>
        </table:table-row>
        <table:table-row>
          <table:table-cell office:value-type="string">
            <text:p>[2029-00050] Face Balm More (5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60.68" office:value-type="float">
            <text:p>460.68</text:p>
          </table:table-cell>
        </table:table-row>
        <table:table-row>
          <table:table-cell office:value-type="string">
            <text:p>[2020-00100] Face Lotion Moist (10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31.56" office:value-type="float">
            <text:p>131.56</text:p>
          </table:table-cell>
        </table:table-row>
        <table:table-row>
          <table:table-cell office:value-type="string">
            <text:p>[2022-00030] Eye Cream (3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38.24" office:value-type="float">
            <text:p>438.24</text:p>
          </table:table-cell>
        </table:table-row>
        <table:table-row>
          <table:table-cell office:value-type="string">
            <text:p>[2044-00030] Royal Facial Oil More (3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60.68" office:value-type="float">
            <text:p>460.68</text:p>
          </table:table-cell>
        </table:table-row>
        <table:table-row>
          <table:table-cell office:value-type="string">
            <text:p>[7004-00010] Essential Oil Bergamot (1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3.0" office:value-type="float">
            <text:p>33.0</text:p>
          </table:table-cell>
        </table:table-row>
        <table:table-row>
          <table:table-cell office:value-type="string">
            <text:p>[2040-00030] Royal Facial Oil GLA (3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5.12" office:value-type="float">
            <text:p>175.12</text:p>
          </table:table-cell>
        </table:table-row>
        <table:table-row>
          <table:table-cell office:value-type="string">
            <text:p>[7027-00010] Essential Oil Palmarosa (1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3.0" office:value-type="float">
            <text:p>33.0</text:p>
          </table:table-cell>
        </table:table-row>
        <table:table-row>
          <table:table-cell office:value-type="string">
            <text:p>[3062-00250] Hair &amp; Body Shampoo Beautiful (25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5.56" office:value-type="float">
            <text:p>65.56</text:p>
          </table:table-cell>
        </table:table-row>
        <table:table-row>
          <table:table-cell office:value-type="string">
            <text:p>[2025-00100] Face Lotion More (10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5.12" office:value-type="float">
            <text:p>395.12</text:p>
          </table:table-cell>
        </table:table-row>
        <table:table-row>
          <table:table-cell office:value-type="string">
            <text:p>[2019-00030] Serum Antirouge (3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38.24" office:value-type="float">
            <text:p>438.24</text:p>
          </table:table-cell>
        </table:table-row>
        <table:table-row>
          <table:table-cell office:value-type="string">
            <text:p>[2018-00030] Serum C (3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8.68" office:value-type="float">
            <text:p>328.68</text:p>
          </table:table-cell>
        </table:table-row>
        <table:table-row>
          <table:table-cell office:value-type="string">
            <text:p>[1013-00250] Neroli Freshener (25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3.12" office:value-type="float">
            <text:p>263.12</text:p>
          </table:table-cell>
        </table:table-row>
        <table:table-row>
          <table:table-cell office:value-type="string">
            <text:p>[1014-00100] Papaya Peeling (10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0.76" office:value-type="float">
            <text:p>100.76</text:p>
          </table:table-cell>
        </table:table-row>
        <table:table-row>
          <table:table-cell office:value-type="string">
            <text:p>[2024-00100] Face Protection (10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987.8" office:value-type="float">
            <text:p>987.8</text:p>
          </table:table-cell>
        </table:table-row>
        <table:table-row>
          <table:table-cell office:value-type="string">
            <text:p>[2026-00100] Face Dream (10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92.68" office:value-type="float">
            <text:p>592.68</text:p>
          </table:table-cell>
        </table:table-row>
        <table:table-row>
          <table:table-cell office:value-type="string">
            <text:p>[1015-00100] AHA &amp; Jojoba Peeling (100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0.24" office:value-type="float">
            <text:p>350.24</text:p>
          </table:table-cell>
        </table:table-row>
        <table:table-row>
          <table:table-cell office:value-type="string">
            <text:p>[3012-00125] Body &amp; Massage Oil Energy (125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7.56" office:value-type="float">
            <text:p>87.56</text:p>
          </table:table-cell>
        </table:table-row>
        <table:table-row>
          <table:table-cell office:value-type="string">
            <text:p>[3003-00125] Royal Body Oil (125 ml)</text:p>
          </table:table-cell>
          <table:table-cell office:value-type="string">
            <text:p>2018-10-10</text:p>
          </table:table-cell>
          <table:table-cell office:value-type="string">
            <text:p>103291</text:p>
          </table:table-cell>
          <table:table-cell office:value-type="string">
            <text:p>10/2018</text:p>
          </table:table-cell>
          <table:table-cell office:value-type="string">
            <text:p>I Gode Hænder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9.56" office:value-type="float">
            <text:p>109.56</text:p>
          </table:table-cell>
        </table:table-row>
        <table:table-row>
          <table:table-cell office:value-type="string">
            <text:p>[1002-00250] Olive Cleansing (25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4.88" office:value-type="float">
            <text:p>164.88</text:p>
          </table:table-cell>
        </table:table-row>
        <table:table-row>
          <table:table-cell office:value-type="string">
            <text:p>[2089-00050] Serum Antirouge Intensive (5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3.63" office:value-type="float">
            <text:p>163.63</text:p>
          </table:table-cell>
        </table:table-row>
        <table:table-row>
          <table:table-cell office:value-type="string">
            <text:p>[8027-00041] Lip Care Colour (Champagne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4.48" office:value-type="float">
            <text:p>114.48</text:p>
          </table:table-cell>
        </table:table-row>
        <table:table-row>
          <table:table-cell office:value-type="string">
            <text:p>[1810-00024] Plansch Julerbjudanden (A4, Dutch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3040-00030] Shaving Cream (3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.24" office:value-type="float">
            <text:p>21.24</text:p>
          </table:table-cell>
        </table:table-row>
        <table:table-row>
          <table:table-cell office:value-type="string">
            <text:p>[1810-00042] Plansch 24/7 Set (A4, Dutch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.09" office:value-type="float">
            <text:p>4.09</text:p>
          </table:table-cell>
        </table:table-row>
        <table:table-row>
          <table:table-cell office:value-type="string">
            <text:p>[1810-00001] Luxurious Eye Set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30.56" office:value-type="float">
            <text:p>430.56</text:p>
          </table:table-cell>
        </table:table-row>
        <table:table-row>
          <table:table-cell office:value-type="string">
            <text:p>[5003-00010] Shea Balm (1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.28" office:value-type="float">
            <text:p>35.28</text:p>
          </table:table-cell>
        </table:table-row>
        <table:table-row>
          <table:table-cell office:value-type="string">
            <text:p>[1810-00004] 24/7 Set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84.92" office:value-type="float">
            <text:p>484.92</text:p>
          </table:table-cell>
        </table:table-row>
        <table:table-row>
          <table:table-cell office:value-type="string">
            <text:p>[2022-00030] Eye Cream (3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8.56" office:value-type="float">
            <text:p>358.56</text:p>
          </table:table-cell>
        </table:table-row>
        <table:table-row>
          <table:table-cell office:value-type="string">
            <text:p>[1018-00050] Face Mask Gentle (5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9.64" office:value-type="float">
            <text:p>89.64</text:p>
          </table:table-cell>
        </table:table-row>
        <table:table-row>
          <table:table-cell office:value-type="string">
            <text:p>[3022-00030] All Day Balm (3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0.08" office:value-type="float">
            <text:p>100.08</text:p>
          </table:table-cell>
        </table:table-row>
        <table:table-row>
          <table:table-cell office:value-type="string">
            <text:p>[1050-00125] Foaming Wash Gentle (125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1.68" office:value-type="float">
            <text:p>121.68</text:p>
          </table:table-cell>
        </table:table-row>
        <table:table-row>
          <table:table-cell office:value-type="string">
            <text:p>[3029-00250] Massage Cream Face (25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4.55" office:value-type="float">
            <text:p>204.55</text:p>
          </table:table-cell>
        </table:table-row>
        <table:table-row>
          <table:table-cell office:value-type="string">
            <text:p>[1002-00100] Olive Cleansing (10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7.28" office:value-type="float">
            <text:p>107.28</text:p>
          </table:table-cell>
        </table:table-row>
        <table:table-row>
          <table:table-cell office:value-type="string">
            <text:p>[1014-00200] Papaya Peeling (20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2.73" office:value-type="float">
            <text:p>122.73</text:p>
          </table:table-cell>
        </table:table-row>
        <table:table-row>
          <table:table-cell office:value-type="string">
            <text:p>[8027-00040] Lip Care Colour (Merlot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4.48" office:value-type="float">
            <text:p>114.48</text:p>
          </table:table-cell>
        </table:table-row>
        <table:table-row>
          <table:table-cell office:value-type="string">
            <text:p>[4001-00030] Hair Conditioner (Liquorice) (3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4.04" office:value-type="float">
            <text:p>14.04</text:p>
          </table:table-cell>
        </table:table-row>
        <table:table-row>
          <table:table-cell office:value-type="string">
            <text:p>[8040-00000] Mascara Volume (Black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8.04" office:value-type="float">
            <text:p>68.04</text:p>
          </table:table-cell>
        </table:table-row>
        <table:table-row>
          <table:table-cell office:value-type="string">
            <text:p>[5003-00200] Shea Balm (20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98.18" office:value-type="float">
            <text:p>98.18</text:p>
          </table:table-cell>
        </table:table-row>
        <table:table-row>
          <table:table-cell office:value-type="string">
            <text:p>[1810-00005] Skincare Set for Men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3.28" office:value-type="float">
            <text:p>323.28</text:p>
          </table:table-cell>
        </table:table-row>
        <table:table-row>
          <table:table-cell office:value-type="string">
            <text:p>[9998-00501] Clearing Treatment  (English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9.28" office:value-type="float">
            <text:p>179.28</text:p>
          </table:table-cell>
        </table:table-row>
        <table:table-row>
          <table:table-cell office:value-type="string">
            <text:p>[8061-00005] Eyeshadow (Autumn Green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3.64" office:value-type="float">
            <text:p>53.64</text:p>
          </table:table-cell>
        </table:table-row>
        <table:table-row>
          <table:table-cell office:value-type="string">
            <text:p>[1050-00250] Foaming Wash Gentle (250 ml) SALONG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15.28" office:value-type="float">
            <text:p>315.28</text:p>
          </table:table-cell>
        </table:table-row>
        <table:table-row>
          <table:table-cell office:value-type="string">
            <text:p>[3020-00250] Royal Body Cream (25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5.64" office:value-type="float">
            <text:p>125.64</text:p>
          </table:table-cell>
        </table:table-row>
        <table:table-row>
          <table:table-cell office:value-type="string">
            <text:p>[2026-00100] Face Dream (100 ml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1.64" office:value-type="float">
            <text:p>161.64</text:p>
          </table:table-cell>
        </table:table-row>
        <table:table-row>
          <table:table-cell office:value-type="string">
            <text:p>[9998-00216] Beauty Starter Set Gentle (English)</text:p>
          </table:table-cell>
          <table:table-cell office:value-type="string">
            <text:p>2018-10-09</text:p>
          </table:table-cell>
          <table:table-cell office:value-type="string">
            <text:p>103217</text:p>
          </table:table-cell>
          <table:table-cell office:value-type="string">
            <text:p>10/2018</text:p>
          </table:table-cell>
          <table:table-cell office:value-type="string">
            <text:p>La Casa Mia/Linda Dool Huidverzorging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60.08" office:value-type="float">
            <text:p>460.08</text:p>
          </table:table-cell>
        </table:table-row>
        <table:table-row>
          <table:table-cell office:value-type="string">
            <text:p>[3000-00200] Salt Scrub Energy (200 ml)</text:p>
          </table:table-cell>
          <table:table-cell office:value-type="string">
            <text:p>2018-10-04</text:p>
          </table:table-cell>
          <table:table-cell office:value-type="string">
            <text:p>102993</text:p>
          </table:table-cell>
          <table:table-cell office:value-type="string">
            <text:p>10/2018</text:p>
          </table:table-cell>
          <table:table-cell office:value-type="string">
            <text:p>Sunprime Coral/Tenerif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578.72" office:value-type="float">
            <text:p>1578.72</text:p>
          </table:table-cell>
        </table:table-row>
        <table:table-row>
          <table:table-cell office:value-type="string">
            <text:p>[1014-00100] Papaya Peeling (100 ml)</text:p>
          </table:table-cell>
          <table:table-cell office:value-type="string">
            <text:p>2018-10-04</text:p>
          </table:table-cell>
          <table:table-cell office:value-type="string">
            <text:p>102993</text:p>
          </table:table-cell>
          <table:table-cell office:value-type="string">
            <text:p>10/2018</text:p>
          </table:table-cell>
          <table:table-cell office:value-type="string">
            <text:p>Sunprime Coral/Tenerif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06.08" office:value-type="float">
            <text:p>806.08</text:p>
          </table:table-cell>
        </table:table-row>
        <table:table-row>
          <table:table-cell office:value-type="string">
            <text:p>[3000-03000] Salt Scrub Energy (2 l)</text:p>
          </table:table-cell>
          <table:table-cell office:value-type="string">
            <text:p>2018-10-04</text:p>
          </table:table-cell>
          <table:table-cell office:value-type="string">
            <text:p>102993</text:p>
          </table:table-cell>
          <table:table-cell office:value-type="string">
            <text:p>10/2018</text:p>
          </table:table-cell>
          <table:table-cell office:value-type="string">
            <text:p>Sunprime Coral/Tenerif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60.0" office:value-type="float">
            <text:p>1760.0</text:p>
          </table:table-cell>
        </table:table-row>
        <table:table-row>
          <table:table-cell office:value-type="string">
            <text:p>[3008-00500] Foot Cream (500 ml)</text:p>
          </table:table-cell>
          <table:table-cell office:value-type="string">
            <text:p>2018-10-04</text:p>
          </table:table-cell>
          <table:table-cell office:value-type="string">
            <text:p>102993</text:p>
          </table:table-cell>
          <table:table-cell office:value-type="string">
            <text:p>10/2018</text:p>
          </table:table-cell>
          <table:table-cell office:value-type="string">
            <text:p>Sunprime Coral/Tenerif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98.4" office:value-type="float">
            <text:p>598.4</text:p>
          </table:table-cell>
        </table:table-row>
        <table:table-row>
          <table:table-cell office:value-type="string">
            <text:p>[1014-00200] Papaya Peeling (200 ml)</text:p>
          </table:table-cell>
          <table:table-cell office:value-type="string">
            <text:p>2018-10-04</text:p>
          </table:table-cell>
          <table:table-cell office:value-type="string">
            <text:p>102993</text:p>
          </table:table-cell>
          <table:table-cell office:value-type="string">
            <text:p>10/2018</text:p>
          </table:table-cell>
          <table:table-cell office:value-type="string">
            <text:p>Sunprime Coral/Tenerife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900.0" office:value-type="float">
            <text:p>900.0</text:p>
          </table:table-cell>
        </table:table-row>
        <table:table-row>
          <table:table-cell office:value-type="string">
            <text:p>[1050-00250] Foaming Wash Gentle (250 ml)</text:p>
          </table:table-cell>
          <table:table-cell office:value-type="string">
            <text:p>2018-10-03</text:p>
          </table:table-cell>
          <table:table-cell office:value-type="string">
            <text:p>102977</text:p>
          </table:table-cell>
          <table:table-cell office:value-type="string">
            <text:p>10/2018</text:p>
          </table:table-cell>
          <table:table-cell office:value-type="string">
            <text:p>La Casa Mia / ZenSalon Anoe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KURS0016] Produktkurs - Grundläggande Hud &amp; Spaterapeut: Grundl</text:p>
          </table:table-cell>
          <table:table-cell office:value-type="string">
            <text:p>2018-10-03</text:p>
          </table:table-cell>
          <table:table-cell office:value-type="string">
            <text:p>102948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tjänster till annat EU-land, momsfri 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00.0" office:value-type="float">
            <text:p>800.0</text:p>
          </table:table-cell>
        </table:table-row>
        <table:table-row>
          <table:table-cell office:value-type="string">
            <text:p>[8011-00004] Mineral Powder (Pure Beige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02.24" office:value-type="float">
            <text:p>702.24</text:p>
          </table:table-cell>
        </table:table-row>
        <table:table-row>
          <table:table-cell office:value-type="string">
            <text:p>[3008-00030] Foot Cream (3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6.24" office:value-type="float">
            <text:p>86.24</text:p>
          </table:table-cell>
        </table:table-row>
        <table:table-row>
          <table:table-cell office:value-type="string">
            <text:p>[3061-00250] Hair &amp; Body Shampoo Lemongrass (25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96.68" office:value-type="float">
            <text:p>196.68</text:p>
          </table:table-cell>
        </table:table-row>
        <table:table-row>
          <table:table-cell office:value-type="string">
            <text:p>[3021-00100] Hand Cream Beautiful (10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43.6" office:value-type="float">
            <text:p>743.6</text:p>
          </table:table-cell>
        </table:table-row>
        <table:table-row>
          <table:table-cell office:value-type="string">
            <text:p>[4003-00030] Hair Conditioner Energy (3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4.32" office:value-type="float">
            <text:p>34.32</text:p>
          </table:table-cell>
        </table:table-row>
        <table:table-row>
          <table:table-cell office:value-type="string">
            <text:p>[3001-00250] Hair &amp; Body Shampoo Rosemary (25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2.24" office:value-type="float">
            <text:p>262.24</text:p>
          </table:table-cell>
        </table:table-row>
        <table:table-row>
          <table:table-cell office:value-type="string">
            <text:p>[2024-00100] Face Protection (10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90.24" office:value-type="float">
            <text:p>790.24</text:p>
          </table:table-cell>
        </table:table-row>
        <table:table-row>
          <table:table-cell office:value-type="string">
            <text:p>[1050-00030] Foaming Wash Gentle (3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2.48" office:value-type="float">
            <text:p>172.48</text:p>
          </table:table-cell>
        </table:table-row>
        <table:table-row>
          <table:table-cell office:value-type="string">
            <text:p>[9043-00002] MÅ Hårbandå (1 styck, White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13.52" office:value-type="float">
            <text:p>113.52</text:p>
          </table:table-cell>
        </table:table-row>
        <table:table-row>
          <table:table-cell office:value-type="string">
            <text:p>[3063-00250] Hair &amp; Body Shampoo Basil &amp; Lime (25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31.12" office:value-type="float">
            <text:p>131.12</text:p>
          </table:table-cell>
        </table:table-row>
        <table:table-row>
          <table:table-cell office:value-type="string">
            <text:p>[3012-00500] Body &amp; Massage Oil Energy (50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0.0" office:value-type="float">
            <text:p>160.0</text:p>
          </table:table-cell>
        </table:table-row>
        <table:table-row>
          <table:table-cell office:value-type="string">
            <text:p>[1050-00125] Foaming Wash Gentle (125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97.44" office:value-type="float">
            <text:p>297.44</text:p>
          </table:table-cell>
        </table:table-row>
        <table:table-row>
          <table:table-cell office:value-type="string">
            <text:p>[3020-00250] Royal Body Cream (25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60.68" office:value-type="float">
            <text:p>460.68</text:p>
          </table:table-cell>
        </table:table-row>
        <table:table-row>
          <table:table-cell office:value-type="string">
            <text:p>[1013-00125] Neroli Freshener (125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46.16" office:value-type="float">
            <text:p>446.16</text:p>
          </table:table-cell>
        </table:table-row>
        <table:table-row>
          <table:table-cell office:value-type="string">
            <text:p>[4001-00030] Hair Conditioner (Liquorice) (3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8.64" office:value-type="float">
            <text:p>68.64</text:p>
          </table:table-cell>
        </table:table-row>
        <table:table-row>
          <table:table-cell office:value-type="string">
            <text:p>[3061-00030] Hair &amp; Body Shampoo Lemongrass (3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8.64" office:value-type="float">
            <text:p>68.64</text:p>
          </table:table-cell>
        </table:table-row>
        <table:table-row>
          <table:table-cell office:value-type="string">
            <text:p>[4001-00200] Hair Conditioner (Liquorice) (20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0.24" office:value-type="float">
            <text:p>350.24</text:p>
          </table:table-cell>
        </table:table-row>
        <table:table-row>
          <table:table-cell office:value-type="string">
            <text:p>[1013-00030] Neroli Freshener (3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1.92" office:value-type="float">
            <text:p>51.92</text:p>
          </table:table-cell>
        </table:table-row>
        <table:table-row>
          <table:table-cell office:value-type="string">
            <text:p>[1021-00050] Face Mask Spirulina (5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9.12" office:value-type="float">
            <text:p>219.12</text:p>
          </table:table-cell>
        </table:table-row>
        <table:table-row>
          <table:table-cell office:value-type="string">
            <text:p>[1012-00030] Flower Freshener (3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1.92" office:value-type="float">
            <text:p>51.92</text:p>
          </table:table-cell>
        </table:table-row>
        <table:table-row>
          <table:table-cell office:value-type="string">
            <text:p>[8000-00003] Bronzer (Sun Kissed-Terracotta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1.52" office:value-type="float">
            <text:p>201.52</text:p>
          </table:table-cell>
        </table:table-row>
        <table:table-row>
          <table:table-cell office:value-type="string">
            <text:p>[2025-00100] Face Lotion More (10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92.68" office:value-type="float">
            <text:p>592.68</text:p>
          </table:table-cell>
        </table:table-row>
        <table:table-row>
          <table:table-cell office:value-type="string">
            <text:p>[3007-00030] Hand Cream (3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6.24" office:value-type="float">
            <text:p>86.24</text:p>
          </table:table-cell>
        </table:table-row>
        <table:table-row>
          <table:table-cell office:value-type="string">
            <text:p>[1015-00100] AHA &amp; Jojoba Peeling (100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5.12" office:value-type="float">
            <text:p>175.12</text:p>
          </table:table-cell>
        </table:table-row>
        <table:table-row>
          <table:table-cell office:value-type="string">
            <text:p>[3015-00125] Body &amp; Massage Oil Anticellulite (125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7.56" office:value-type="float">
            <text:p>87.56</text:p>
          </table:table-cell>
        </table:table-row>
        <table:table-row>
          <table:table-cell office:value-type="string">
            <text:p>[1003-00125] Foaming Wash Clearing (125 ml)</text:p>
          </table:table-cell>
          <table:table-cell office:value-type="string">
            <text:p>2018-10-03</text:p>
          </table:table-cell>
          <table:table-cell office:value-type="string">
            <text:p>102924</text:p>
          </table:table-cell>
          <table:table-cell office:value-type="string">
            <text:p>10/2018</text:p>
          </table:table-cell>
          <table:table-cell office:value-type="string">
            <text:p>Lene Rubæk 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97.44" office:value-type="float">
            <text:p>297.44</text:p>
          </table:table-cell>
        </table:table-row>
        <table:table-row>
          <table:table-cell office:value-type="string">
            <text:p>[1004-00030] Eye Makeup Remover (3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2.96" office:value-type="float">
            <text:p>102.96</text:p>
          </table:table-cell>
        </table:table-row>
        <table:table-row>
          <table:table-cell office:value-type="string">
            <text:p>[4007-00030] Moulding Cream (3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3.84" office:value-type="float">
            <text:p>103.84</text:p>
          </table:table-cell>
        </table:table-row>
        <table:table-row>
          <table:table-cell office:value-type="string">
            <text:p>[1002-00250] Olive Cleansing (2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02.28" office:value-type="float">
            <text:p>302.28</text:p>
          </table:table-cell>
        </table:table-row>
        <table:table-row>
          <table:table-cell office:value-type="string">
            <text:p>[3061-00500] Hair &amp; Body Shampoo Lemongrass (50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92.72" office:value-type="float">
            <text:p>192.72</text:p>
          </table:table-cell>
        </table:table-row>
        <table:table-row>
          <table:table-cell office:value-type="string">
            <text:p>[3008-00100] Foot Cream (10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3.36" office:value-type="float">
            <text:p>393.36</text:p>
          </table:table-cell>
        </table:table-row>
        <table:table-row>
          <table:table-cell office:value-type="string">
            <text:p>[1016-00050] Face Mask Clearing (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8.68" office:value-type="float">
            <text:p>328.68</text:p>
          </table:table-cell>
        </table:table-row>
        <table:table-row>
          <table:table-cell office:value-type="string">
            <text:p>[5010-00030] Aloe Vera Barbadensis (3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9.36" office:value-type="float">
            <text:p>129.36</text:p>
          </table:table-cell>
        </table:table-row>
        <table:table-row>
          <table:table-cell office:value-type="string">
            <text:p>[1014-00030] Papaya Peeling (3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82.16" office:value-type="float">
            <text:p>182.16</text:p>
          </table:table-cell>
        </table:table-row>
        <table:table-row>
          <table:table-cell office:value-type="string">
            <text:p>[1002-00030] Olive Cleansing (3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9.36" office:value-type="float">
            <text:p>129.36</text:p>
          </table:table-cell>
        </table:table-row>
        <table:table-row>
          <table:table-cell office:value-type="string">
            <text:p>[3064-00500] Hair &amp; Body Shampoo Energy (50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92.72" office:value-type="float">
            <text:p>192.72</text:p>
          </table:table-cell>
        </table:table-row>
        <table:table-row>
          <table:table-cell office:value-type="string">
            <text:p>[1015-00030] AHA &amp; Jojoba Peeling (3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7.88" office:value-type="float">
            <text:p>77.88</text:p>
          </table:table-cell>
        </table:table-row>
        <table:table-row>
          <table:table-cell office:value-type="string">
            <text:p>[5010-00100] Aloe Vera Barbadensis (10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48.72" office:value-type="float">
            <text:p>148.72</text:p>
          </table:table-cell>
        </table:table-row>
        <table:table-row>
          <table:table-cell office:value-type="string">
            <text:p>[5001-00030] Baby Oil (3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2.96" office:value-type="float">
            <text:p>102.96</text:p>
          </table:table-cell>
        </table:table-row>
        <table:table-row>
          <table:table-cell office:value-type="string">
            <text:p>[3006-00250] Body Lotion Beautiful (2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1.52" office:value-type="float">
            <text:p>201.52</text:p>
          </table:table-cell>
        </table:table-row>
        <table:table-row>
          <table:table-cell office:value-type="string">
            <text:p>[3004-00030] Shower &amp; Bath Oil (3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1.48" office:value-type="float">
            <text:p>51.48</text:p>
          </table:table-cell>
        </table:table-row>
        <table:table-row>
          <table:table-cell office:value-type="string">
            <text:p>[1001-00250] Cleansing Clay (2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4.68" office:value-type="float">
            <text:p>394.68</text:p>
          </table:table-cell>
        </table:table-row>
        <table:table-row>
          <table:table-cell office:value-type="string">
            <text:p>[8040-00000] Mascara Volume (Black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66.32" office:value-type="float">
            <text:p>166.32</text:p>
          </table:table-cell>
        </table:table-row>
        <table:table-row>
          <table:table-cell office:value-type="string">
            <text:p>[3026-00250] Body Lotion Rose (2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1.52" office:value-type="float">
            <text:p>201.52</text:p>
          </table:table-cell>
        </table:table-row>
        <table:table-row>
          <table:table-cell office:value-type="string">
            <text:p>[2082-00050] Face Mask More (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51.12" office:value-type="float">
            <text:p>351.12</text:p>
          </table:table-cell>
        </table:table-row>
        <table:table-row>
          <table:table-cell office:value-type="string">
            <text:p>[2022-00030] Eye Cream (3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8.68" office:value-type="float">
            <text:p>328.68</text:p>
          </table:table-cell>
        </table:table-row>
        <table:table-row>
          <table:table-cell office:value-type="string">
            <text:p>[3021-00030] Hand Cream Beautiful (3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55.76" office:value-type="float">
            <text:p>155.76</text:p>
          </table:table-cell>
        </table:table-row>
        <table:table-row>
          <table:table-cell office:value-type="string">
            <text:p>[1018-00050] Face Mask Gentle (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9.13" office:value-type="float">
            <text:p>219.13</text:p>
          </table:table-cell>
        </table:table-row>
        <table:table-row>
          <table:table-cell office:value-type="string">
            <text:p>[2060-00007] Lip Care 7 ml (Vanilla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3.56" office:value-type="float">
            <text:p>43.56</text:p>
          </table:table-cell>
        </table:table-row>
        <table:table-row>
          <table:table-cell office:value-type="string">
            <text:p>[1050-00125] Foaming Wash Gentle (125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23.08" office:value-type="float">
            <text:p>223.08</text:p>
          </table:table-cell>
        </table:table-row>
        <table:table-row>
          <table:table-cell office:value-type="string">
            <text:p>[3005-00250] Body Lotion (2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1.52" office:value-type="float">
            <text:p>201.52</text:p>
          </table:table-cell>
        </table:table-row>
        <table:table-row>
          <table:table-cell office:value-type="string">
            <text:p>[1002-00100] Olive Cleansing (10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3.36" office:value-type="float">
            <text:p>393.36</text:p>
          </table:table-cell>
        </table:table-row>
        <table:table-row>
          <table:table-cell office:value-type="string">
            <text:p>[8081-00000] Cover Stick (Nearly Beige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5.12" office:value-type="float">
            <text:p>175.12</text:p>
          </table:table-cell>
        </table:table-row>
        <table:table-row>
          <table:table-cell office:value-type="string">
            <text:p>[1019-00050] Blueberry Seed Mask (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9.12" office:value-type="float">
            <text:p>219.12</text:p>
          </table:table-cell>
        </table:table-row>
        <table:table-row>
          <table:table-cell office:value-type="string">
            <text:p>[3050-00060] Deo Roll-On Essential (6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31.12" office:value-type="float">
            <text:p>131.12</text:p>
          </table:table-cell>
        </table:table-row>
        <table:table-row>
          <table:table-cell office:value-type="string">
            <text:p>[2039-00100] Cold Pressed Jojoba Oil (10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96.36" office:value-type="float">
            <text:p>96.36</text:p>
          </table:table-cell>
        </table:table-row>
        <table:table-row>
          <table:table-cell office:value-type="string">
            <text:p>[4007-00100] Moulding Cream (10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5.12" office:value-type="float">
            <text:p>175.12</text:p>
          </table:table-cell>
        </table:table-row>
        <table:table-row>
          <table:table-cell office:value-type="string">
            <text:p>[Rabatt] Discount 10%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1386.66" office:value-type="float">
            <text:p>1386.66</text:p>
          </table:table-cell>
          <table:table-cell office:value="0.0" office:value-type="float">
            <text:p/>
          </table:table-cell>
        </table:table-row>
        <table:table-row>
          <table:table-cell office:value-type="string">
            <text:p>[8017-00030] Foundation Glow Sun (30 ml, Glow Sun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31.56" office:value-type="float">
            <text:p>131.56</text:p>
          </table:table-cell>
        </table:table-row>
        <table:table-row>
          <table:table-cell office:value-type="string">
            <text:p>[3028-00250] Body Lotion Energy (2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01.52" office:value-type="float">
            <text:p>201.52</text:p>
          </table:table-cell>
        </table:table-row>
        <table:table-row>
          <table:table-cell office:value-type="string">
            <text:p>[1014-00100] Papaya Peeling (10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04.56" office:value-type="float">
            <text:p>604.56</text:p>
          </table:table-cell>
        </table:table-row>
        <table:table-row>
          <table:table-cell office:value-type="string">
            <text:p>[1050-00250] Foaming Wash Gentle (2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4.68" office:value-type="float">
            <text:p>394.68</text:p>
          </table:table-cell>
        </table:table-row>
        <table:table-row>
          <table:table-cell office:value-type="string">
            <text:p>[2025-00050] Face Lotion More (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578.72" office:value-type="float">
            <text:p>1578.72</text:p>
          </table:table-cell>
        </table:table-row>
        <table:table-row>
          <table:table-cell office:value-type="string">
            <text:p>[1015-00100] AHA &amp; Jojoba Peeling (10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2.68" office:value-type="float">
            <text:p>262.68</text:p>
          </table:table-cell>
        </table:table-row>
        <table:table-row>
          <table:table-cell office:value-type="string">
            <text:p>[3007-00030] Hand Cream (3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9.36" office:value-type="float">
            <text:p>129.36</text:p>
          </table:table-cell>
        </table:table-row>
        <table:table-row>
          <table:table-cell office:value-type="string">
            <text:p>[1001-00100] Cleansing Clay (10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46.16" office:value-type="float">
            <text:p>446.16</text:p>
          </table:table-cell>
        </table:table-row>
        <table:table-row>
          <table:table-cell office:value-type="string">
            <text:p>[5001-00125] Baby Oil (125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0.28" office:value-type="float">
            <text:p>170.28</text:p>
          </table:table-cell>
        </table:table-row>
        <table:table-row>
          <table:table-cell office:value-type="string">
            <text:p>[3004-00250] Shower &amp; Bath Oil (2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0.76" office:value-type="float">
            <text:p>100.76</text:p>
          </table:table-cell>
        </table:table-row>
        <table:table-row>
          <table:table-cell office:value-type="string">
            <text:p>[2081-00015] Eye Cream More (15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90.68" office:value-type="float">
            <text:p>790.68</text:p>
          </table:table-cell>
        </table:table-row>
        <table:table-row>
          <table:table-cell office:value-type="string">
            <text:p>[2025-00100] Face Lotion More (10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370.72" office:value-type="float">
            <text:p>2370.72</text:p>
          </table:table-cell>
        </table:table-row>
        <table:table-row>
          <table:table-cell office:value-type="string">
            <text:p>[2024-00050] Face Protection (50 ml)</text:p>
          </table:table-cell>
          <table:table-cell office:value-type="string">
            <text:p>2018-10-02</text:p>
          </table:table-cell>
          <table:table-cell office:value-type="string">
            <text:p>102882</text:p>
          </table:table-cell>
          <table:table-cell office:value-type="string">
            <text:p>10/2018</text:p>
          </table:table-cell>
          <table:table-cell office:value-type="string">
            <text:p>Cosmetique Salon Ab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26.24" office:value-type="float">
            <text:p>526.24</text:p>
          </table:table-cell>
        </table:table-row>
        <table:table-row>
          <table:table-cell office:value-type="string">
            <text:p>[2060-00008] Lip Care 7 ml (Mentha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4.24" office:value-type="float">
            <text:p>174.24</text:p>
          </table:table-cell>
        </table:table-row>
        <table:table-row>
          <table:table-cell office:value-type="string">
            <text:p>[3008-00100] Foot Cream (10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96.68" office:value-type="float">
            <text:p>196.68</text:p>
          </table:table-cell>
        </table:table-row>
        <table:table-row>
          <table:table-cell office:value-type="string">
            <text:p>[1004-00125] Eye Makeup Remover (125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27.8" office:value-type="float">
            <text:p>327.8</text:p>
          </table:table-cell>
        </table:table-row>
        <table:table-row>
          <table:table-cell office:value-type="string">
            <text:p>[3092-00250] Liquid Soap Energy (25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6.76" office:value-type="float">
            <text:p>56.76</text:p>
          </table:table-cell>
        </table:table-row>
        <table:table-row>
          <table:table-cell office:value-type="string">
            <text:p>[3007-00100] Hand Cream (10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62.24" office:value-type="float">
            <text:p>262.24</text:p>
          </table:table-cell>
        </table:table-row>
        <table:table-row>
          <table:table-cell office:value-type="string">
            <text:p>[1014-00030] Papaya Peeling (3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212.52" office:value-type="float">
            <text:p>212.52</text:p>
          </table:table-cell>
        </table:table-row>
        <table:table-row>
          <table:table-cell office:value-type="string">
            <text:p>[1017-00050] Face Mask Moist (5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47.8" office:value-type="float">
            <text:p>547.8</text:p>
          </table:table-cell>
        </table:table-row>
        <table:table-row>
          <table:table-cell office:value-type="string">
            <text:p>[1017-00250] Face Mask Moist (25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00.0" office:value-type="float">
            <text:p>500.0</text:p>
          </table:table-cell>
        </table:table-row>
        <table:table-row>
          <table:table-cell office:value-type="string">
            <text:p>[3091-00250] Liquid Soap Lemongrass (25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6.76" office:value-type="float">
            <text:p>56.76</text:p>
          </table:table-cell>
        </table:table-row>
        <table:table-row>
          <table:table-cell office:value-type="string">
            <text:p>[3005-00030] Body Lotion (3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29.36" office:value-type="float">
            <text:p>129.36</text:p>
          </table:table-cell>
        </table:table-row>
        <table:table-row>
          <table:table-cell office:value-type="string">
            <text:p>[1004-00250] Eye Makeup Remover (25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00.0" office:value-type="float">
            <text:p>100.0</text:p>
          </table:table-cell>
        </table:table-row>
        <table:table-row>
          <table:table-cell office:value-type="string">
            <text:p>[2020-00100] Face Lotion Moist (10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315.6" office:value-type="float">
            <text:p>1315.6</text:p>
          </table:table-cell>
        </table:table-row>
        <table:table-row>
          <table:table-cell office:value-type="string">
            <text:p>[2022-00030] Eye Cream (3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657.36" office:value-type="float">
            <text:p>657.36</text:p>
          </table:table-cell>
        </table:table-row>
        <table:table-row>
          <table:table-cell office:value-type="string">
            <text:p>[2024-00100] Face Protection (10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580.48" office:value-type="float">
            <text:p>1580.48</text:p>
          </table:table-cell>
        </table:table-row>
        <table:table-row>
          <table:table-cell office:value-type="string">
            <text:p>[3094-00250] Liquid Soap Lime (25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6.76" office:value-type="float">
            <text:p>56.76</text:p>
          </table:table-cell>
        </table:table-row>
        <table:table-row>
          <table:table-cell office:value-type="string">
            <text:p>[3005-00250] Body Lotion (25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03.8" office:value-type="float">
            <text:p>503.8</text:p>
          </table:table-cell>
        </table:table-row>
        <table:table-row>
          <table:table-cell office:value-type="string">
            <text:p>[2043-00030] Royal Facial Oil Gentle (3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07.12" office:value-type="float">
            <text:p>307.12</text:p>
          </table:table-cell>
        </table:table-row>
        <table:table-row>
          <table:table-cell office:value-type="string">
            <text:p>[2018-00030] Serum C (3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47.8" office:value-type="float">
            <text:p>547.8</text:p>
          </table:table-cell>
        </table:table-row>
        <table:table-row>
          <table:table-cell office:value-type="string">
            <text:p>[2040-00100] Royal Facial Oil GLA (10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460.68" office:value-type="float">
            <text:p>460.68</text:p>
          </table:table-cell>
        </table:table-row>
        <table:table-row>
          <table:table-cell office:value-type="string">
            <text:p>[1013-00250] Neroli Freshener (25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394.68" office:value-type="float">
            <text:p>394.68</text:p>
          </table:table-cell>
        </table:table-row>
        <table:table-row>
          <table:table-cell office:value-type="string">
            <text:p>[1014-00100] Papaya Peeling (10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806.08" office:value-type="float">
            <text:p>806.08</text:p>
          </table:table-cell>
        </table:table-row>
        <table:table-row>
          <table:table-cell office:value-type="string">
            <text:p>[1050-00250] Foaming Wash Gentle (25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526.24" office:value-type="float">
            <text:p>526.24</text:p>
          </table:table-cell>
        </table:table-row>
        <table:table-row>
          <table:table-cell office:value-type="string">
            <text:p>[2060-00007] Lip Care 7 ml (Vanilla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74.24" office:value-type="float">
            <text:p>174.24</text:p>
          </table:table-cell>
        </table:table-row>
        <table:table-row>
          <table:table-cell office:value-type="string">
            <text:p>[1009-00125] Lemon Freshener (125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4.36" office:value-type="float">
            <text:p>74.36</text:p>
          </table:table-cell>
        </table:table-row>
        <table:table-row>
          <table:table-cell office:value-type="string">
            <text:p>[2082-00250] Face Mask More (25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00.0" office:value-type="float">
            <text:p>700.0</text:p>
          </table:table-cell>
        </table:table-row>
        <table:table-row>
          <table:table-cell office:value-type="string">
            <text:p>[2025-00050] Face Lotion More (5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789.36" office:value-type="float">
            <text:p>789.36</text:p>
          </table:table-cell>
        </table:table-row>
        <table:table-row>
          <table:table-cell office:value-type="string">
            <text:p>[2025-00100] Face Lotion More (100 ml)</text:p>
          </table:table-cell>
          <table:table-cell office:value-type="string">
            <text:p>2018-10-01</text:p>
          </table:table-cell>
          <table:table-cell office:value-type="string">
            <text:p>102781</text:p>
          </table:table-cell>
          <table:table-cell office:value-type="string">
            <text:p>10/2018</text:p>
          </table:table-cell>
          <table:table-cell office:value-type="string">
            <text:p>Smuk</text:p>
          </table:table-cell>
          <table:table-cell office:value-type="string">
            <text:p>Försäljning av varor till annat EU-land, momsfritt</text:p>
          </table:table-cell>
          <table:table-cell office:value-type="string">
            <text:p>35. Försäljning av varor till annat EU-land</text:p>
          </table:table-cell>
          <table:table-cell office:value="0.0" office:value-type="float">
            <text:p/>
          </table:table-cell>
          <table:table-cell office:value="1382.92" office:value-type="float">
            <text:p>1382.92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